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6.537cm"/>
    </style:style>
    <style:style style:name="co12" style:family="table-column">
      <style:table-column-properties fo:break-before="auto" style:column-width="1.041cm"/>
    </style:style>
    <style:style style:name="co13" style:family="table-column">
      <style:table-column-properties fo:break-before="auto" style:column-width="2.219cm"/>
    </style:style>
    <style:style style:name="co14" style:family="table-column">
      <style:table-column-properties fo:break-before="auto" style:column-width="2.755cm"/>
    </style:style>
    <style:style style:name="co15" style:family="table-column">
      <style:table-column-properties fo:break-before="auto" style:column-width="2.916cm"/>
    </style:style>
    <style:style style:name="co16" style:family="table-column">
      <style:table-column-properties fo:break-before="auto" style:column-width="3.23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36"/>
    <style:style style:name="ce5" style:family="table-cell" style:parent-style-name="Default" style:data-style-name="N2"/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transparent" fo:border="none"/>
    </style:style>
    <style:style style:name="ce19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2">
      <style:table-cell-properties fo:border="0.74pt solid #000000"/>
    </style:style>
    <style:style style:name="ce8" style:family="table-cell" style:parent-style-name="Default" style:data-style-name="N2">
      <style:table-cell-properties fo:border="none"/>
    </style:style>
    <style:style style:name="ce9" style:family="table-cell" style:parent-style-name="Default" style:data-style-name="N2">
      <style:table-cell-properties fo:background-color="#9eff94" fo:border="0.74pt solid #000000"/>
    </style:style>
    <style:style style:name="ce10" style:family="table-cell" style:parent-style-name="Default" style:data-style-name="N2">
      <style:table-cell-properties fo:background-color="#ff0059" fo:border="0.74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13" style:family="table-cell" style:parent-style-name="Default">
      <style:table-cell-properties fo:background-color="#9eff94" fo:border="0.74pt solid #000000"/>
    </style:style>
    <style:style style:name="ce14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-13   using your knowledge" table:style-name="ta1">
        <office:forms form:automatic-focus="false" form:apply-design-mode="false"/>
        <table:shapes>
          <draw:frame draw:z-index="0" draw:style-name="gr1" draw:text-style-name="P1" svg:width="15.999cm" svg:height="8.999cm" svg:x="23.002cm" svg:y="24.917cm">
            <draw:object draw:notify-on-update-of-ranges="'2-13   using your knowledge'.E43:'2-13   using your knowledge'.E52 '2-13   using your knowledge'.F42:'2-13   using your knowledge'.F42 '2-13   using your knowledge'.F43:'2-13   using your knowledge'.F52 '2-13   using your knowledge'.E43:'2-13   using your knowledge'.E52 '2-13   using your knowledge'.G42:'2-13   using your knowledge'.G42 '2-13   using your knowledge'.G43:'2-13   using your knowledge'.G52 '2-13   using your knowledge'.E43:'2-13   using your knowledge'.E52 '2-13   using your knowledge'.H42:'2-13   using your knowledge'.H42 '2-13   using your knowledge'.H43:'2-13   using your knowledge'.H52 '2-13   using your knowledge'.E43:'2-13   using your knowledge'.E52 '2-13   using your knowledge'.I42:'2-13   using your knowledge'.I42 '2-13   using your knowledge'.I43:'2-13   using your knowledge'.I52 '2-13   using your knowledge'.E43:'2-13   using your knowledge'.E52 '2-13   using your knowledge'.J42:'2-13   using your knowledge'.J42 '2-13   using your knowledge'.J43:'2-13   using your knowledge'.J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2.679cm" svg:y="34.276cm">
            <draw:object draw:notify-on-update-of-ranges="'2-13   using your knowledge'.E57:'2-13   using your knowledge'.E66 '2-13   using your knowledge'.F56:'2-13   using your knowledge'.F56 '2-13   using your knowledge'.F57:'2-13   using your knowledge'.F66 '2-13   using your knowledge'.E57:'2-13   using your knowledge'.E66 '2-13   using your knowledge'.G56:'2-13   using your knowledge'.G56 '2-13   using your knowledge'.G57:'2-13   using your knowledge'.G66 '2-13   using your knowledge'.E57:'2-13   using your knowledge'.E66 '2-13   using your knowledge'.H56:'2-13   using your knowledge'.H56 '2-13   using your knowledge'.H57:'2-13   using your knowledge'.H66 '2-13   using your knowledge'.E57:'2-13   using your knowledge'.E66 '2-13   using your knowledge'.I56:'2-13   using your knowledge'.I56 '2-13   using your knowledge'.I57:'2-13   using your knowledge'.I66 '2-13   using your knowledge'.E57:'2-13   using your knowledge'.E66 '2-13   using your knowledge'.J56:'2-13   using your knowledge'.J56 '2-13   using your knowledge'.J57:'2-13   using your knowledge'.J6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9.857cm" svg:y="0.1cm">
            <draw:object draw:notify-on-update-of-ranges="'2-13   using your knowledge'.A14:'2-13   using your knowledge'.A22 '2-13   using your knowledge'.B13:'2-13   using your knowledge'.B13 '2-13   using your knowledge'.B14:'2-13   using your knowledge'.B22 '2-13   using your knowledge'.A14:'2-13   using your knowledge'.A22 '2-13   using your knowledge'.C13:'2-13   using your knowledge'.C13 '2-13   using your knowledge'.C14:'2-13   using your knowledge'.C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6.1cm" svg:height="9.056cm" svg:x="9.864cm" svg:y="8.826cm">
            <draw:object draw:notify-on-update-of-ranges="'2-13   using your knowledge'.A26:'2-13   using your knowledge'.A34 '2-13   using your knowledge'.B25:'2-13   using your knowledge'.B25 '2-13   using your knowledge'.B26:'2-13   using your knowledge'.B34 '2-13   using your knowledge'.A26:'2-13   using your knowledge'.A34 '2-13   using your knowledge'.C25:'2-13   using your knowledge'.C25 '2-13   using your knowledge'.C26:'2-13   using your knowledge'.C3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2"/>
          <table:table-cell table:style-name="ce5"/>
          <table:table-cell/>
        </table:table-row>
        <table:table-row table:style-name="ro1">
          <table:table-cell office:value-type="string" calcext:value-type="string">
            <text:p>Graph from “using your knowledge”</text:p>
          </table:table-cell>
          <table:table-cell table:number-columns-repeated="11"/>
          <table:table-cell table:style-name="ce5"/>
          <table:table-cell/>
        </table:table-row>
        <table:table-row table:style-name="ro1">
          <table:table-cell table:style-name="ce3"/>
          <table:table-cell table:number-columns-repeated="11"/>
          <table:table-cell table:style-name="ce5"/>
          <table:table-cell/>
        </table:table-row>
        <table:table-row table:style-name="ro1" table:number-rows-repeated="8">
          <table:table-cell table:number-columns-repeated="12"/>
          <table:table-cell table:style-name="ce5"/>
          <table:table-cell/>
        </table:table-row>
        <table:table-row table:style-name="ro1">
          <table:table-cell office:value-type="string" calcext:value-type="string">
            <text:p>throughput</text:p>
          </table:table-cell>
          <table:table-cell table:number-columns-repeated="11"/>
          <table:table-cell table:style-name="ce5"/>
          <table:table-cell/>
        </table:table-row>
        <table:table-row table:style-name="ro1">
          <table:table-cell table:formula="of:=[.E42]" office:value-type="string" office:string-value="Load" calcext:value-type="string">
            <text:p>Load</text:p>
          </table:table-cell>
          <table:table-cell office:value-type="string" calcext:value-type="string">
            <text:p>150 ms</text:p>
          </table:table-cell>
          <table:table-cell office:value-type="string" calcext:value-type="string">
            <text:p>100 ms</text:p>
          </table:table-cell>
          <table:table-cell table:number-columns-repeated="8"/>
          <table:table-cell office:value-type="string" calcext:value-type="string">
            <text:p>old</text:p>
          </table:table-cell>
          <table:table-cell table:style-name="ce5" office:value-type="string" calcext:value-type="string">
            <text:p>old full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table:formula="of:=[.E43]" office:value-type="float" office:value="1" calcext:value-type="float">
            <text:p>1</text:p>
          </table:table-cell>
          <table:table-cell table:formula="of:=[.F57]" office:value-type="float" office:value="1" calcext:value-type="float">
            <text:p>1</text:p>
          </table:table-cell>
          <table:table-cell table:formula="of:=[.F43]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verage</text:p>
          </table:table-cell>
          <table:table-cell office:value-type="float" office:value="0.339" calcext:value-type="float">
            <text:p>0.339</text:p>
          </table:table-cell>
          <table:table-cell table:number-columns-repeated="2" office:value-type="float" office:value="0.652" calcext:value-type="float">
            <text:p>0.652</text:p>
          </table:table-cell>
        </table:table-row>
        <table:table-row table:style-name="ro1">
          <table:table-cell table:formula="of:=[.E44]" office:value-type="float" office:value="3" calcext:value-type="float">
            <text:p>3</text:p>
          </table:table-cell>
          <table:table-cell table:formula="of:=[.F58]" office:value-type="float" office:value="2.855481" calcext:value-type="float">
            <text:p>2.855481</text:p>
          </table:table-cell>
          <table:table-cell table:formula="of:=[.F44]" office:value-type="float" office:value="2.936047" calcext:value-type="float">
            <text:p>2.936047</text:p>
          </table:table-cell>
          <table:table-cell table:number-columns-repeated="8"/>
          <table:table-cell table:formula="of:=1-[.L14]" office:value-type="float" office:value="0.661" calcext:value-type="float">
            <text:p>0.661</text:p>
          </table:table-cell>
          <table:table-cell table:formula="of:=1-[.M14]" office:value-type="float" office:value="0.348" calcext:value-type="float">
            <text:p>0.348</text:p>
          </table:table-cell>
          <table:table-cell table:formula="of:=1-[.N14]" office:value-type="float" office:value="0.348" calcext:value-type="float">
            <text:p>0.348</text:p>
          </table:table-cell>
        </table:table-row>
        <table:table-row table:style-name="ro1">
          <table:table-cell table:formula="of:=[.E45]" office:value-type="float" office:value="5" calcext:value-type="float">
            <text:p>5</text:p>
          </table:table-cell>
          <table:table-cell table:formula="of:=[.F59]" office:value-type="float" office:value="4.42339" calcext:value-type="float">
            <text:p>4.42339</text:p>
          </table:table-cell>
          <table:table-cell table:formula="of:=[.F45]" office:value-type="float" office:value="4.75092" calcext:value-type="float">
            <text:p>4.75092</text:p>
          </table:table-cell>
          <table:table-cell table:number-columns-repeated="11"/>
        </table:table-row>
        <table:table-row table:style-name="ro1">
          <table:table-cell table:formula="of:=[.E46]" office:value-type="float" office:value="7" calcext:value-type="float">
            <text:p>7</text:p>
          </table:table-cell>
          <table:table-cell table:formula="of:=[.F60]" office:value-type="float" office:value="5.577759" calcext:value-type="float">
            <text:p>5.577759</text:p>
          </table:table-cell>
          <table:table-cell table:formula="of:=[.F46]" office:value-type="float" office:value="6.384155" calcext:value-type="float">
            <text:p>6.384155</text:p>
          </table:table-cell>
          <table:table-cell table:number-columns-repeated="11"/>
        </table:table-row>
        <table:table-row table:style-name="ro1">
          <table:table-cell table:formula="of:=[.E47]" office:value-type="float" office:value="9" calcext:value-type="float">
            <text:p>9</text:p>
          </table:table-cell>
          <table:table-cell table:formula="of:=[.F61]" office:value-type="float" office:value="6.258066" calcext:value-type="float">
            <text:p>6.258066</text:p>
          </table:table-cell>
          <table:table-cell table:formula="of:=[.F47]" office:value-type="float" office:value="7.757" calcext:value-type="float">
            <text:p>7.757</text:p>
          </table:table-cell>
          <table:table-cell table:number-columns-repeated="11"/>
        </table:table-row>
        <table:table-row table:style-name="ro1">
          <table:table-cell table:formula="of:=[.E48]" office:value-type="float" office:value="11" calcext:value-type="float">
            <text:p>11</text:p>
          </table:table-cell>
          <table:table-cell table:formula="of:=[.F62]" office:value-type="float" office:value="6.553351" calcext:value-type="float">
            <text:p>6.553351</text:p>
          </table:table-cell>
          <table:table-cell table:formula="of:=[.F48]" office:value-type="float" office:value="8.791793" calcext:value-type="float">
            <text:p>8.791793</text:p>
          </table:table-cell>
          <table:table-cell table:number-columns-repeated="11"/>
        </table:table-row>
        <table:table-row table:style-name="ro1">
          <table:table-cell table:formula="of:=[.E49]" office:value-type="float" office:value="13" calcext:value-type="float">
            <text:p>13</text:p>
          </table:table-cell>
          <table:table-cell table:formula="of:=[.F63]" office:value-type="float" office:value="6.643608" calcext:value-type="float">
            <text:p>6.643608</text:p>
          </table:table-cell>
          <table:table-cell table:formula="of:=[.F49]" office:value-type="float" office:value="9.456073" calcext:value-type="float">
            <text:p>9.456073</text:p>
          </table:table-cell>
          <table:table-cell table:number-columns-repeated="11"/>
        </table:table-row>
        <table:table-row table:style-name="ro1">
          <table:table-cell table:formula="of:=[.E50]" office:value-type="float" office:value="15" calcext:value-type="float">
            <text:p>15</text:p>
          </table:table-cell>
          <table:table-cell table:formula="of:=[.F64]" office:value-type="float" office:value="6.663147" calcext:value-type="float">
            <text:p>6.663147</text:p>
          </table:table-cell>
          <table:table-cell table:formula="of:=[.F50]" office:value-type="float" office:value="9.801315" calcext:value-type="float">
            <text:p>9.801315</text:p>
          </table:table-cell>
          <table:table-cell table:number-columns-repeated="11"/>
        </table:table-row>
        <table:table-row table:style-name="ro1">
          <table:table-cell table:formula="of:=[.E51]" office:value-type="float" office:value="17" calcext:value-type="float">
            <text:p>17</text:p>
          </table:table-cell>
          <table:table-cell table:formula="of:=[.F65]" office:value-type="float" office:value="6.666251" calcext:value-type="float">
            <text:p>6.666251</text:p>
          </table:table-cell>
          <table:table-cell table:formula="of:=[.F51]" office:value-type="float" office:value="9.941827" calcext:value-type="float">
            <text:p>9.941827</text:p>
          </table:table-cell>
          <table:table-cell table:number-columns-repeated="11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formula="of:=[.G66]" office:value-type="float" office:value="0.999994" calcext:value-type="float">
            <text:p>0.999994</text:p>
          </table:table-cell>
          <table:table-cell table:formula="of:=[.G52]" office:value-type="float" office:value="0.998628" calcext:value-type="float">
            <text:p>0.9986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ponse t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ad</text:p>
          </table:table-cell>
          <table:table-cell table:formula="of:=[.B13]" office:value-type="string" office:string-value="150 ms" calcext:value-type="string">
            <text:p>150 ms</text:p>
          </table:table-cell>
          <table:table-cell table:formula="of:=[.C13]" office:value-type="string" office:string-value="100 ms" calcext:value-type="string">
            <text:p>100 m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J57]" office:value-type="float" office:value="0.15" calcext:value-type="float">
            <text:p>0.15</text:p>
          </table:table-cell>
          <table:table-cell table:formula="of:=[.J43]"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J58]" office:value-type="float" office:value="0.200611" calcext:value-type="float">
            <text:p>0.200611</text:p>
          </table:table-cell>
          <table:table-cell table:formula="of:=[.J44]" office:value-type="float" office:value="0.121782" calcext:value-type="float">
            <text:p>0.12178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J59]" office:value-type="float" office:value="0.280355" calcext:value-type="float">
            <text:p>0.280355</text:p>
          </table:table-cell>
          <table:table-cell table:formula="of:=[.J45]" office:value-type="float" office:value="0.152428" calcext:value-type="float">
            <text:p>0.15242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J60]" office:value-type="float" office:value="0.404984" calcext:value-type="float">
            <text:p>0.404984</text:p>
          </table:table-cell>
          <table:table-cell table:formula="of:=[.J46]" office:value-type="float" office:value="0.196465" calcext:value-type="float">
            <text:p>0.19646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J61]" office:value-type="float" office:value="0.588144" calcext:value-type="float">
            <text:p>0.588144</text:p>
          </table:table-cell>
          <table:table-cell table:formula="of:=[.J47]" office:value-type="float" office:value="0.260242" calcext:value-type="float">
            <text:p>0.26024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J62]" office:value-type="float" office:value="0.828531" calcext:value-type="float">
            <text:p>0.828531</text:p>
          </table:table-cell>
          <table:table-cell table:formula="of:=[.J48]" office:value-type="float" office:value="0.351167" calcext:value-type="float">
            <text:p>0.35116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J63]" office:value-type="float" office:value="1.106768" calcext:value-type="float">
            <text:p>1.106768</text:p>
          </table:table-cell>
          <table:table-cell table:formula="of:=[.J49]" office:value-type="float" office:value="0.474778" calcext:value-type="float">
            <text:p>0.47477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J64]" office:value-type="float" office:value="1.401188" calcext:value-type="float">
            <text:p>1.401188</text:p>
          </table:table-cell>
          <table:table-cell table:formula="of:=[.J50]" office:value-type="float" office:value="0.630407" calcext:value-type="float">
            <text:p>0.630407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J65]" office:value-type="float" office:value="1.700159" calcext:value-type="float">
            <text:p>1.700159</text:p>
          </table:table-cell>
          <table:table-cell table:formula="of:=[.J51]" office:value-type="float" office:value="0.809947" calcext:value-type="float">
            <text:p>0.809947</text:p>
          </table:table-cell>
          <table:table-cell table:number-columns-repeated="11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formula="of:=[.J66]" office:value-type="float" office:value="2.000017" calcext:value-type="float">
            <text:p>2.000017</text:p>
          </table:table-cell>
          <table:table-cell table:formula="of:=[.J52]" office:value-type="float" office:value="1.00261" calcext:value-type="float">
            <text:p>1.00261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# Closed solution from PDQ</text:p>
          </table:table-cell>
          <table:table-cell office:value-type="string" calcext:value-type="string">
            <text:p><text:s/>where service time = 0.1</text:p>
          </table:table-cell>
          <table:table-cell table:number-columns-repeated="2"/>
          <table:table-cell office:value-type="string" calcext:value-type="string">
            <text:p>faste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# think time = 0.9</text:p>
          </table:table-cell>
          <table:table-cell office:value-type="string" calcext:value-type="string">
            <text:p><text:s/>dmax = 0</text:p>
          </table:table-cell>
          <table:table-cell office:value-type="string" calcext:value-type="string">
            <text:p><text:s/>queues = 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oa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.936047" calcext:value-type="float">
            <text:p>2.936047</text:p>
          </table:table-cell>
          <table:table-cell office:value-type="float" office:value="0.293605" calcext:value-type="float">
            <text:p>0.293605</text:p>
          </table:table-cell>
          <table:table-cell office:value-type="float" office:value="0.357558" calcext:value-type="float">
            <text:p>0.357558</text:p>
          </table:table-cell>
          <table:table-cell table:number-columns-repeated="2" office:value-type="float" office:value="0.121782" calcext:value-type="float">
            <text:p>0.1217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.75092" calcext:value-type="float">
            <text:p>4.75092</text:p>
          </table:table-cell>
          <table:table-cell office:value-type="float" office:value="0.475092" calcext:value-type="float">
            <text:p>0.475092</text:p>
          </table:table-cell>
          <table:table-cell office:value-type="float" office:value="0.724172" calcext:value-type="float">
            <text:p>0.724172</text:p>
          </table:table-cell>
          <table:table-cell table:number-columns-repeated="2" office:value-type="float" office:value="0.152428" calcext:value-type="float">
            <text:p>0.1524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.384155" calcext:value-type="float">
            <text:p>6.384155</text:p>
          </table:table-cell>
          <table:table-cell office:value-type="float" office:value="0.638415" calcext:value-type="float">
            <text:p>0.638415</text:p>
          </table:table-cell>
          <table:table-cell office:value-type="float" office:value="1.254261" calcext:value-type="float">
            <text:p>1.254261</text:p>
          </table:table-cell>
          <table:table-cell table:number-columns-repeated="2" office:value-type="float" office:value="0.196465" calcext:value-type="float">
            <text:p>0.1964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.757" calcext:value-type="float">
            <text:p>7.757</text:p>
          </table:table-cell>
          <table:table-cell office:value-type="float" office:value="0.7757" calcext:value-type="float">
            <text:p>0.7757</text:p>
          </table:table-cell>
          <table:table-cell office:value-type="float" office:value="2.0187" calcext:value-type="float">
            <text:p>2.0187</text:p>
          </table:table-cell>
          <table:table-cell table:number-columns-repeated="2" office:value-type="float" office:value="0.260242" calcext:value-type="float">
            <text:p>0.2602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8.791793" calcext:value-type="float">
            <text:p>8.791793</text:p>
          </table:table-cell>
          <table:table-cell office:value-type="float" office:value="0.879179" calcext:value-type="float">
            <text:p>0.879179</text:p>
          </table:table-cell>
          <table:table-cell office:value-type="float" office:value="3.087387" calcext:value-type="float">
            <text:p>3.087387</text:p>
          </table:table-cell>
          <table:table-cell table:number-columns-repeated="2" office:value-type="float" office:value="0.351167" calcext:value-type="float">
            <text:p>0.3511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9.456073" calcext:value-type="float">
            <text:p>9.456073</text:p>
          </table:table-cell>
          <table:table-cell office:value-type="float" office:value="0.945607" calcext:value-type="float">
            <text:p>0.945607</text:p>
          </table:table-cell>
          <table:table-cell office:value-type="float" office:value="4.489535" calcext:value-type="float">
            <text:p>4.489535</text:p>
          </table:table-cell>
          <table:table-cell table:number-columns-repeated="2" office:value-type="float" office:value="0.474778" calcext:value-type="float">
            <text:p>0.4747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9.801315" calcext:value-type="float">
            <text:p>9.801315</text:p>
          </table:table-cell>
          <table:table-cell office:value-type="float" office:value="0.980132" calcext:value-type="float">
            <text:p>0.980132</text:p>
          </table:table-cell>
          <table:table-cell office:value-type="float" office:value="6.178816" calcext:value-type="float">
            <text:p>6.178816</text:p>
          </table:table-cell>
          <table:table-cell table:number-columns-repeated="2" office:value-type="float" office:value="0.630407" calcext:value-type="float">
            <text:p>0.6304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9.941827" calcext:value-type="float">
            <text:p>9.941827</text:p>
          </table:table-cell>
          <table:table-cell office:value-type="float" office:value="0.994183" calcext:value-type="float">
            <text:p>0.994183</text:p>
          </table:table-cell>
          <table:table-cell office:value-type="float" office:value="8.052356" calcext:value-type="float">
            <text:p>8.052356</text:p>
          </table:table-cell>
          <table:table-cell table:number-columns-repeated="2" office:value-type="float" office:value="0.809947" calcext:value-type="float">
            <text:p>0.8099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9.986281" calcext:value-type="float">
            <text:p>9.986281</text:p>
          </table:table-cell>
          <table:table-cell office:value-type="float" office:value="0.998628" calcext:value-type="float">
            <text:p>0.998628</text:p>
          </table:table-cell>
          <table:table-cell office:value-type="float" office:value="10.012347" calcext:value-type="float">
            <text:p>10.012347</text:p>
          </table:table-cell>
          <table:table-cell table:number-columns-repeated="2" office:value-type="float" office:value="1.00261" calcext:value-type="float">
            <text:p>1.0026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# Closed solution from PDQ</text:p>
          </table:table-cell>
          <table:table-cell office:value-type="string" calcext:value-type="string">
            <text:p><text:s/>where service time = 0.15</text:p>
          </table:table-cell>
          <table:table-cell table:number-columns-repeated="2"/>
          <table:table-cell office:value-type="string" calcext:value-type="string">
            <text:p>slowe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# think time = 0.85</text:p>
          </table:table-cell>
          <table:table-cell office:value-type="string" calcext:value-type="string">
            <text:p><text:s/>dmax = 0</text:p>
          </table:table-cell>
          <table:table-cell office:value-type="string" calcext:value-type="string">
            <text:p><text:s/>queues = 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oa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.855481" calcext:value-type="float">
            <text:p>2.855481</text:p>
          </table:table-cell>
          <table:table-cell office:value-type="float" office:value="0.428322" calcext:value-type="float">
            <text:p>0.428322</text:p>
          </table:table-cell>
          <table:table-cell office:value-type="float" office:value="0.572842" calcext:value-type="float">
            <text:p>0.572842</text:p>
          </table:table-cell>
          <table:table-cell table:number-columns-repeated="2" office:value-type="float" office:value="0.200611" calcext:value-type="float">
            <text:p>0.2006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.42339" calcext:value-type="float">
            <text:p>4.42339</text:p>
          </table:table-cell>
          <table:table-cell office:value-type="float" office:value="0.663508" calcext:value-type="float">
            <text:p>0.663508</text:p>
          </table:table-cell>
          <table:table-cell office:value-type="float" office:value="1.240119" calcext:value-type="float">
            <text:p>1.240119</text:p>
          </table:table-cell>
          <table:table-cell table:number-columns-repeated="2" office:value-type="float" office:value="0.280355" calcext:value-type="float">
            <text:p>0.2803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.577759" calcext:value-type="float">
            <text:p>5.577759</text:p>
          </table:table-cell>
          <table:table-cell office:value-type="float" office:value="0.836664" calcext:value-type="float">
            <text:p>0.836664</text:p>
          </table:table-cell>
          <table:table-cell office:value-type="float" office:value="2.258905" calcext:value-type="float">
            <text:p>2.258905</text:p>
          </table:table-cell>
          <table:table-cell table:number-columns-repeated="2" office:value-type="float" office:value="0.404984" calcext:value-type="float">
            <text:p>0.4049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.258066" calcext:value-type="float">
            <text:p>6.258066</text:p>
          </table:table-cell>
          <table:table-cell office:value-type="float" office:value="0.93871" calcext:value-type="float">
            <text:p>0.93871</text:p>
          </table:table-cell>
          <table:table-cell office:value-type="float" office:value="3.680644" calcext:value-type="float">
            <text:p>3.680644</text:p>
          </table:table-cell>
          <table:table-cell table:number-columns-repeated="2" office:value-type="float" office:value="0.588144" calcext:value-type="float">
            <text:p>0.5881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6.553351" calcext:value-type="float">
            <text:p>6.553351</text:p>
          </table:table-cell>
          <table:table-cell office:value-type="float" office:value="0.983003" calcext:value-type="float">
            <text:p>0.983003</text:p>
          </table:table-cell>
          <table:table-cell office:value-type="float" office:value="5.429651" calcext:value-type="float">
            <text:p>5.429651</text:p>
          </table:table-cell>
          <table:table-cell table:number-columns-repeated="2" office:value-type="float" office:value="0.828531" calcext:value-type="float">
            <text:p>0.8285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6.643608" calcext:value-type="float">
            <text:p>6.643608</text:p>
          </table:table-cell>
          <table:table-cell office:value-type="float" office:value="0.996541" calcext:value-type="float">
            <text:p>0.996541</text:p>
          </table:table-cell>
          <table:table-cell office:value-type="float" office:value="7.352934" calcext:value-type="float">
            <text:p>7.352934</text:p>
          </table:table-cell>
          <table:table-cell table:number-columns-repeated="2" office:value-type="float" office:value="1.106768" calcext:value-type="float">
            <text:p>1.1067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6.663147" calcext:value-type="float">
            <text:p>6.663147</text:p>
          </table:table-cell>
          <table:table-cell office:value-type="float" office:value="0.999472" calcext:value-type="float">
            <text:p>0.999472</text:p>
          </table:table-cell>
          <table:table-cell office:value-type="float" office:value="9.336325" calcext:value-type="float">
            <text:p>9.336325</text:p>
          </table:table-cell>
          <table:table-cell table:number-columns-repeated="2" office:value-type="float" office:value="1.401188" calcext:value-type="float">
            <text:p>1.4011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6.666251" calcext:value-type="float">
            <text:p>6.666251</text:p>
          </table:table-cell>
          <table:table-cell office:value-type="float" office:value="0.999938" calcext:value-type="float">
            <text:p>0.999938</text:p>
          </table:table-cell>
          <table:table-cell office:value-type="float" office:value="11.333686" calcext:value-type="float">
            <text:p>11.333686</text:p>
          </table:table-cell>
          <table:table-cell table:number-columns-repeated="2" office:value-type="float" office:value="1.700159" calcext:value-type="float">
            <text:p>1.7001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6.666628" calcext:value-type="float">
            <text:p>6.666628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13.333366" calcext:value-type="float">
            <text:p>13.333366</text:p>
          </table:table-cell>
          <table:table-cell table:number-columns-repeated="2" office:value-type="float" office:value="2.000017" calcext:value-type="float">
            <text:p>2.0000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[da</text:p>
          </table:table-cell>
          <table:table-cell table:number-columns-repeated="9"/>
        </table:table-row>
        <table:table-row table:style-name="ro1" table:number-rows-repeated="104849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2-4, 5  textbook graphs" table:style-name="ta1">
        <office:forms form:automatic-focus="false" form:apply-design-mode="false"/>
        <table:shapes>
          <draw:frame draw:z-index="0" draw:style-name="gr1" draw:text-style-name="P1" svg:width="16.338cm" svg:height="9.189cm" svg:x="10.473cm" svg:y="14.518cm">
            <draw:object draw:notify-on-update-of-ranges="'2-4, 5  textbook graphs'.A29:'2-4, 5  textbook graphs'.A48 '2-4, 5  textbook graphs'.B28:'2-4, 5  textbook graphs'.B28 '2-4, 5  textbook graphs'.B29:'2-4, 5  textbook graphs'.B48 '2-4, 5  textbook graphs'.A29:'2-4, 5  textbook graphs'.A48 '2-4, 5  textbook graphs'.C28:'2-4, 5  textbook graphs'.C28 '2-4, 5  textbook graphs'.C29:'2-4, 5  textbook graphs'.C4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8cm" svg:height="8.943cm" svg:x="10.605cm" svg:y="27.543cm">
            <draw:object draw:notify-on-update-of-ranges="'2-4, 5  textbook graphs'.A54:'2-4, 5  textbook graphs'.A73 '2-4, 5  textbook graphs'.B53:'2-4, 5  textbook graphs'.B53 '2-4, 5  textbook graphs'.B54:'2-4, 5  textbook graphs'.B73 '2-4, 5  textbook graphs'.A54:'2-4, 5  textbook graphs'.A73 '2-4, 5  textbook graphs'.D53:'2-4, 5  textbook graphs'.D53 '2-4, 5  textbook graphs'.D54:'2-4, 5  textbook graphs'.D7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[davecb@hobbes Art_of_Queues]$ pdq -z 0.9 -s 0.1 -v 1 20 1</text:p>
          </table:table-cell>
          <table:table-cell table:number-columns-repeated="11"/>
          <table:table-cell table:style-name="ce21" table:number-columns-repeated="6"/>
        </table:table-row>
        <table:table-row table:style-name="ro1">
          <table:table-cell office:value-type="string" calcext:value-type="string">
            <text:p>General closed solution from PDQ where serviceTime = 0.1 think time = 0.9</text:p>
          </table:table-cell>
          <table:table-cell table:number-columns-repeated="11"/>
          <table:table-cell table:style-name="ce17" table:number-columns-spanned="6" table:number-rows-spanned="1"/>
          <table:covered-table-cell table:number-columns-repeated="5" table:style-name="ce21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80198" calcext:value-type="float">
            <text:p>1.980198</text:p>
          </table:table-cell>
          <table:table-cell office:value-type="float" office:value="0.19802" calcext:value-type="float">
            <text:p>0.19802</text:p>
          </table:table-cell>
          <table:table-cell office:value-type="float" office:value="0.217822" calcext:value-type="float">
            <text:p>0.217822</text:p>
          </table:table-cell>
          <table:table-cell table:number-columns-repeated="2" office:value-type="float" office:value="0.11" calcext:value-type="float">
            <text:p>0.11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36047" calcext:value-type="float">
            <text:p>2.936047</text:p>
          </table:table-cell>
          <table:table-cell office:value-type="float" office:value="0.293605" calcext:value-type="float">
            <text:p>0.293605</text:p>
          </table:table-cell>
          <table:table-cell office:value-type="float" office:value="0.357558" calcext:value-type="float">
            <text:p>0.357558</text:p>
          </table:table-cell>
          <table:table-cell table:number-columns-repeated="2" office:value-type="float" office:value="0.121782" calcext:value-type="float">
            <text:p>0.121782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61914" calcext:value-type="float">
            <text:p>3.861914</text:p>
          </table:table-cell>
          <table:table-cell office:value-type="float" office:value="0.386191" calcext:value-type="float">
            <text:p>0.386191</text:p>
          </table:table-cell>
          <table:table-cell office:value-type="float" office:value="0.524277" calcext:value-type="float">
            <text:p>0.524277</text:p>
          </table:table-cell>
          <table:table-cell table:number-columns-repeated="2" office:value-type="float" office:value="0.135756" calcext:value-type="float">
            <text:p>0.135756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5092" calcext:value-type="float">
            <text:p>4.75092</text:p>
          </table:table-cell>
          <table:table-cell office:value-type="float" office:value="0.475092" calcext:value-type="float">
            <text:p>0.475092</text:p>
          </table:table-cell>
          <table:table-cell office:value-type="float" office:value="0.724172" calcext:value-type="float">
            <text:p>0.724172</text:p>
          </table:table-cell>
          <table:table-cell table:number-columns-repeated="2" office:value-type="float" office:value="0.152428" calcext:value-type="float">
            <text:p>0.152428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94838" calcext:value-type="float">
            <text:p>5.594838</text:p>
          </table:table-cell>
          <table:table-cell office:value-type="float" office:value="0.559484" calcext:value-type="float">
            <text:p>0.559484</text:p>
          </table:table-cell>
          <table:table-cell office:value-type="float" office:value="0.964646" calcext:value-type="float">
            <text:p>0.964646</text:p>
          </table:table-cell>
          <table:table-cell table:number-columns-repeated="2" office:value-type="float" office:value="0.172417" calcext:value-type="float">
            <text:p>0.172417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384155" calcext:value-type="float">
            <text:p>6.384155</text:p>
          </table:table-cell>
          <table:table-cell office:value-type="float" office:value="0.638415" calcext:value-type="float">
            <text:p>0.638415</text:p>
          </table:table-cell>
          <table:table-cell office:value-type="float" office:value="1.254261" calcext:value-type="float">
            <text:p>1.254261</text:p>
          </table:table-cell>
          <table:table-cell table:number-columns-repeated="2" office:value-type="float" office:value="0.196465" calcext:value-type="float">
            <text:p>0.196465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08419" calcext:value-type="float">
            <text:p>7.108419</text:p>
          </table:table-cell>
          <table:table-cell office:value-type="float" office:value="0.710842" calcext:value-type="float">
            <text:p>0.710842</text:p>
          </table:table-cell>
          <table:table-cell office:value-type="float" office:value="1.602423" calcext:value-type="float">
            <text:p>1.602423</text:p>
          </table:table-cell>
          <table:table-cell table:number-columns-repeated="2" office:value-type="float" office:value="0.225426" calcext:value-type="float">
            <text:p>0.225426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757" calcext:value-type="float">
            <text:p>7.757</text:p>
          </table:table-cell>
          <table:table-cell office:value-type="float" office:value="0.7757" calcext:value-type="float">
            <text:p>0.7757</text:p>
          </table:table-cell>
          <table:table-cell office:value-type="float" office:value="2.0187" calcext:value-type="float">
            <text:p>2.0187</text:p>
          </table:table-cell>
          <table:table-cell table:number-columns-repeated="2" office:value-type="float" office:value="0.260242" calcext:value-type="float">
            <text:p>0.260242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320368" calcext:value-type="float">
            <text:p>8.320368</text:p>
          </table:table-cell>
          <table:table-cell office:value-type="float" office:value="0.832037" calcext:value-type="float">
            <text:p>0.832037</text:p>
          </table:table-cell>
          <table:table-cell office:value-type="float" office:value="2.511669" calcext:value-type="float">
            <text:p>2.511669</text:p>
          </table:table-cell>
          <table:table-cell table:number-columns-repeated="2" office:value-type="float" office:value="0.30187" calcext:value-type="float">
            <text:p>0.30187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791793" calcext:value-type="float">
            <text:p>8.791793</text:p>
          </table:table-cell>
          <table:table-cell office:value-type="float" office:value="0.879179" calcext:value-type="float">
            <text:p>0.879179</text:p>
          </table:table-cell>
          <table:table-cell office:value-type="float" office:value="3.087387" calcext:value-type="float">
            <text:p>3.087387</text:p>
          </table:table-cell>
          <table:table-cell table:number-columns-repeated="2" office:value-type="float" office:value="0.351167" calcext:value-type="float">
            <text:p>0.351167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169134" calcext:value-type="float">
            <text:p>9.169134</text:p>
          </table:table-cell>
          <table:table-cell office:value-type="float" office:value="0.916913" calcext:value-type="float">
            <text:p>0.916913</text:p>
          </table:table-cell>
          <table:table-cell office:value-type="float" office:value="3.74778" calcext:value-type="float">
            <text:p>3.74778</text:p>
          </table:table-cell>
          <table:table-cell table:number-columns-repeated="2" office:value-type="float" office:value="0.408739" calcext:value-type="float">
            <text:p>0.408739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456073" calcext:value-type="float">
            <text:p>9.456073</text:p>
          </table:table-cell>
          <table:table-cell office:value-type="float" office:value="0.945607" calcext:value-type="float">
            <text:p>0.945607</text:p>
          </table:table-cell>
          <table:table-cell office:value-type="float" office:value="4.489535" calcext:value-type="float">
            <text:p>4.489535</text:p>
          </table:table-cell>
          <table:table-cell table:number-columns-repeated="2" office:value-type="float" office:value="0.474778" calcext:value-type="float">
            <text:p>0.474778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662146" calcext:value-type="float">
            <text:p>9.662146</text:p>
          </table:table-cell>
          <table:table-cell office:value-type="float" office:value="0.966215" calcext:value-type="float">
            <text:p>0.966215</text:p>
          </table:table-cell>
          <table:table-cell office:value-type="float" office:value="5.304069" calcext:value-type="float">
            <text:p>5.304069</text:p>
          </table:table-cell>
          <table:table-cell table:number-columns-repeated="2" office:value-type="float" office:value="0.548953" calcext:value-type="float">
            <text:p>0.548953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801315" calcext:value-type="float">
            <text:p>9.801315</text:p>
          </table:table-cell>
          <table:table-cell office:value-type="float" office:value="0.980132" calcext:value-type="float">
            <text:p>0.980132</text:p>
          </table:table-cell>
          <table:table-cell office:value-type="float" office:value="6.178816" calcext:value-type="float">
            <text:p>6.178816</text:p>
          </table:table-cell>
          <table:table-cell table:number-columns-repeated="2" office:value-type="float" office:value="0.630407" calcext:value-type="float">
            <text:p>0.630407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889475" calcext:value-type="float">
            <text:p>9.889475</text:p>
          </table:table-cell>
          <table:table-cell office:value-type="float" office:value="0.988948" calcext:value-type="float">
            <text:p>0.988948</text:p>
          </table:table-cell>
          <table:table-cell office:value-type="float" office:value="7.099472" calcext:value-type="float">
            <text:p>7.099472</text:p>
          </table:table-cell>
          <table:table-cell table:number-columns-repeated="2" office:value-type="float" office:value="0.717882" calcext:value-type="float">
            <text:p>0.717882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941827" calcext:value-type="float">
            <text:p>9.941827</text:p>
          </table:table-cell>
          <table:table-cell office:value-type="float" office:value="0.994183" calcext:value-type="float">
            <text:p>0.994183</text:p>
          </table:table-cell>
          <table:table-cell office:value-type="float" office:value="8.052356" calcext:value-type="float">
            <text:p>8.052356</text:p>
          </table:table-cell>
          <table:table-cell table:number-columns-repeated="2" office:value-type="float" office:value="0.809947" calcext:value-type="float">
            <text:p>0.809947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970998" calcext:value-type="float">
            <text:p>9.970998</text:p>
          </table:table-cell>
          <table:table-cell office:value-type="float" office:value="0.9971" calcext:value-type="float">
            <text:p>0.9971</text:p>
          </table:table-cell>
          <table:table-cell office:value-type="float" office:value="9.026102" calcext:value-type="float">
            <text:p>9.026102</text:p>
          </table:table-cell>
          <table:table-cell table:number-columns-repeated="2" office:value-type="float" office:value="0.905236" calcext:value-type="float">
            <text:p>0.905236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986281" calcext:value-type="float">
            <text:p>9.986281</text:p>
          </table:table-cell>
          <table:table-cell office:value-type="float" office:value="0.998628" calcext:value-type="float">
            <text:p>0.998628</text:p>
          </table:table-cell>
          <table:table-cell office:value-type="float" office:value="10.012347" calcext:value-type="float">
            <text:p>10.012347</text:p>
          </table:table-cell>
          <table:table-cell table:number-columns-repeated="2" office:value-type="float" office:value="1.00261" calcext:value-type="float">
            <text:p>1.00261</text:p>
          </table:table-cell>
          <table:table-cell table:number-columns-repeated="6"/>
          <table:table-cell table:style-name="ce21"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99383" calcext:value-type="float">
            <text:p>9.99383</text:p>
          </table:table-cell>
          <table:table-cell office:value-type="float" office:value="0.999383" calcext:value-type="float">
            <text:p>0.999383</text:p>
          </table:table-cell>
          <table:table-cell office:value-type="float" office:value="11.005553" calcext:value-type="float">
            <text:p>11.005553</text:p>
          </table:table-cell>
          <table:table-cell table:number-columns-repeated="2" office:value-type="float" office:value="1.101235" calcext:value-type="float">
            <text:p>1.101235</text:p>
          </table:table-cell>
          <table:table-cell table:number-columns-repeated="6"/>
          <table:table-cell table:style-name="ce21" table:number-columns-repeated="6"/>
        </table:table-row>
        <table:table-row table:style-name="ro1" table:number-rows-repeated="3">
          <table:table-cell table:number-columns-repeated="12"/>
          <table:table-cell table:style-name="ce21"/>
          <table:table-cell table:style-name="ce19" table:number-columns-repeated="4"/>
          <table:table-cell table:style-name="ce21"/>
        </table:table-row>
        <table:table-row table:style-name="ro1">
          <table:table-cell office:value-type="string" calcext:value-type="string">
            <text:p>Throughput graphs</text:p>
          </table:table-cell>
          <table:table-cell table:number-columns-repeated="11"/>
          <table:table-cell table:style-name="ce21"/>
          <table:table-cell table:style-name="ce19" table:number-columns-repeated="4"/>
          <table:table-cell table:style-name="ce21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Bounds</text:p>
          </table:table-cell>
          <table:table-cell table:number-columns-repeated="9"/>
          <table:table-cell table:style-name="ce21"/>
          <table:table-cell table:style-name="ce19" table:number-columns-repeated="4"/>
          <table:table-cell table:style-name="ce21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18" table:number-columns-repeated="2"/>
          <table:table-cell table:style-name="ce21"/>
          <table:table-cell table:style-name="ce19" table:number-columns-repeated="2"/>
          <table:table-cell table:style-name="ce21"/>
        </table:table-row>
        <table:table-row table:style-name="ro1">
          <table:table-cell table:formula="of:=[.A5]" office:value-type="float" office:value="2" calcext:value-type="float">
            <text:p>2</text:p>
          </table:table-cell>
          <table:table-cell table:formula="of:=[.B5]" office:value-type="float" office:value="1.980198" calcext:value-type="float">
            <text:p>1.980198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6]" office:value-type="float" office:value="3" calcext:value-type="float">
            <text:p>3</text:p>
          </table:table-cell>
          <table:table-cell table:formula="of:=[.B6]" office:value-type="float" office:value="2.936047" calcext:value-type="float">
            <text:p>2.936047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7]" office:value-type="float" office:value="4" calcext:value-type="float">
            <text:p>4</text:p>
          </table:table-cell>
          <table:table-cell table:formula="of:=[.B7]" office:value-type="float" office:value="3.861914" calcext:value-type="float">
            <text:p>3.861914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8]" office:value-type="float" office:value="5" calcext:value-type="float">
            <text:p>5</text:p>
          </table:table-cell>
          <table:table-cell table:formula="of:=[.B8]" office:value-type="float" office:value="4.75092" calcext:value-type="float">
            <text:p>4.75092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9]" office:value-type="float" office:value="6" calcext:value-type="float">
            <text:p>6</text:p>
          </table:table-cell>
          <table:table-cell table:formula="of:=[.B9]" office:value-type="float" office:value="5.594838" calcext:value-type="float">
            <text:p>5.594838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10]" office:value-type="float" office:value="7" calcext:value-type="float">
            <text:p>7</text:p>
          </table:table-cell>
          <table:table-cell table:formula="of:=[.B10]" office:value-type="float" office:value="6.384155" calcext:value-type="float">
            <text:p>6.384155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11]" office:value-type="float" office:value="8" calcext:value-type="float">
            <text:p>8</text:p>
          </table:table-cell>
          <table:table-cell table:formula="of:=[.B11]" office:value-type="float" office:value="7.108419" calcext:value-type="float">
            <text:p>7.108419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12]" office:value-type="float" office:value="9" calcext:value-type="float">
            <text:p>9</text:p>
          </table:table-cell>
          <table:table-cell table:formula="of:=[.B12]" office:value-type="float" office:value="7.757" calcext:value-type="float">
            <text:p>7.757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13]" office:value-type="float" office:value="10" calcext:value-type="float">
            <text:p>10</text:p>
          </table:table-cell>
          <table:table-cell table:formula="of:=[.B13]" office:value-type="float" office:value="8.320368" calcext:value-type="float">
            <text:p>8.320368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14]" office:value-type="float" office:value="11" calcext:value-type="float">
            <text:p>11</text:p>
          </table:table-cell>
          <table:table-cell table:formula="of:=[.B14]" office:value-type="float" office:value="8.791793" calcext:value-type="float">
            <text:p>8.791793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15]" office:value-type="float" office:value="12" calcext:value-type="float">
            <text:p>12</text:p>
          </table:table-cell>
          <table:table-cell table:formula="of:=[.B15]" office:value-type="float" office:value="9.169134" calcext:value-type="float">
            <text:p>9.169134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16]" office:value-type="float" office:value="13" calcext:value-type="float">
            <text:p>13</text:p>
          </table:table-cell>
          <table:table-cell table:formula="of:=[.B16]" office:value-type="float" office:value="9.456073" calcext:value-type="float">
            <text:p>9.456073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17]" office:value-type="float" office:value="14" calcext:value-type="float">
            <text:p>14</text:p>
          </table:table-cell>
          <table:table-cell table:formula="of:=[.B17]" office:value-type="float" office:value="9.662146" calcext:value-type="float">
            <text:p>9.662146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18]" office:value-type="float" office:value="15" calcext:value-type="float">
            <text:p>15</text:p>
          </table:table-cell>
          <table:table-cell table:formula="of:=[.B18]" office:value-type="float" office:value="9.801315" calcext:value-type="float">
            <text:p>9.801315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19]" office:value-type="float" office:value="16" calcext:value-type="float">
            <text:p>16</text:p>
          </table:table-cell>
          <table:table-cell table:formula="of:=[.B19]" office:value-type="float" office:value="9.889475" calcext:value-type="float">
            <text:p>9.889475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20]" office:value-type="float" office:value="17" calcext:value-type="float">
            <text:p>17</text:p>
          </table:table-cell>
          <table:table-cell table:formula="of:=[.B20]" office:value-type="float" office:value="9.941827" calcext:value-type="float">
            <text:p>9.941827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21]" office:value-type="float" office:value="18" calcext:value-type="float">
            <text:p>18</text:p>
          </table:table-cell>
          <table:table-cell table:formula="of:=[.B21]" office:value-type="float" office:value="9.970998" calcext:value-type="float">
            <text:p>9.970998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22]" office:value-type="float" office:value="19" calcext:value-type="float">
            <text:p>19</text:p>
          </table:table-cell>
          <table:table-cell table:formula="of:=[.B22]" office:value-type="float" office:value="9.986281" calcext:value-type="float">
            <text:p>9.986281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23]" office:value-type="float" office:value="20" calcext:value-type="float">
            <text:p>20</text:p>
          </table:table-cell>
          <table:table-cell table:formula="of:=[.B23]" office:value-type="float" office:value="9.99383" calcext:value-type="float">
            <text:p>9.99383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number-columns-repeated="5"/>
          <table:table-cell office:value-type="string" calcext:value-type="string">
            <text:p>Width: 6 columns of data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number-columns-repeated="5"/>
          <table:table-cell office:value-type="string" calcext:value-type="string">
            <text:p>color: orange 0-31-84-0</text:p>
          </table:table-cell>
          <table:table-cell table:number-columns-repeated="6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number-columns-repeated="12"/>
          <table:table-cell table:style-name="ce18" table:number-columns-repeated="2"/>
          <table:table-cell table:style-name="ce21"/>
          <table:table-cell table:style-name="ce19" table:number-columns-repeated="2"/>
          <table:table-cell table:style-name="ce21"/>
        </table:table-row>
        <table:table-row table:style-name="ro1">
          <table:table-cell office:value-type="string" calcext:value-type="string">
            <text:p>latency graphs</text:p>
          </table:table-cell>
          <table:table-cell table:number-columns-repeated="11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Bound 1</text:p>
          </table:table-cell>
          <table:table-cell table:style-name="ce1" office:value-type="string" calcext:value-type="string">
            <text:p>Bounds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30]"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31]" office:value-type="float" office:value="3" calcext:value-type="float">
            <text:p>3</text:p>
          </table:table-cell>
          <table:table-cell office:value-type="float" office:value="0.121782" calcext:value-type="float">
            <text:p>0.121782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32]" office:value-type="float" office:value="4" calcext:value-type="float">
            <text:p>4</text:p>
          </table:table-cell>
          <table:table-cell office:value-type="float" office:value="0.135756" calcext:value-type="float">
            <text:p>0.135756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33]" office:value-type="float" office:value="5" calcext:value-type="float">
            <text:p>5</text:p>
          </table:table-cell>
          <table:table-cell office:value-type="float" office:value="0.152428" calcext:value-type="float">
            <text:p>0.152428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34]" office:value-type="float" office:value="6" calcext:value-type="float">
            <text:p>6</text:p>
          </table:table-cell>
          <table:table-cell office:value-type="float" office:value="0.172417" calcext:value-type="float">
            <text:p>0.172417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35]" office:value-type="float" office:value="7" calcext:value-type="float">
            <text:p>7</text:p>
          </table:table-cell>
          <table:table-cell office:value-type="float" office:value="0.196465" calcext:value-type="float">
            <text:p>0.196465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36]" office:value-type="float" office:value="8" calcext:value-type="float">
            <text:p>8</text:p>
          </table:table-cell>
          <table:table-cell office:value-type="float" office:value="0.225426" calcext:value-type="float">
            <text:p>0.225426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37]" office:value-type="float" office:value="9" calcext:value-type="float">
            <text:p>9</text:p>
          </table:table-cell>
          <table:table-cell office:value-type="float" office:value="0.260242" calcext:value-type="float">
            <text:p>0.260242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38]" office:value-type="float" office:value="10" calcext:value-type="float">
            <text:p>10</text:p>
          </table:table-cell>
          <table:table-cell office:value-type="float" office:value="0.30187" calcext:value-type="float">
            <text:p>0.30187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39]" office:value-type="float" office:value="11" calcext:value-type="float">
            <text:p>11</text:p>
          </table:table-cell>
          <table:table-cell office:value-type="float" office:value="0.351167" calcext:value-type="float">
            <text:p>0.351167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40]" office:value-type="float" office:value="12" calcext:value-type="float">
            <text:p>12</text:p>
          </table:table-cell>
          <table:table-cell office:value-type="float" office:value="0.408739" calcext:value-type="float">
            <text:p>0.408739</text:p>
          </table:table-cell>
          <table:table-cell/>
          <table:table-cell table:style-name="ce2" office:value-type="float" office:value="0.3" calcext:value-type="float">
            <text:p>0.3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41]" office:value-type="float" office:value="13" calcext:value-type="float">
            <text:p>13</text:p>
          </table:table-cell>
          <table:table-cell office:value-type="float" office:value="0.474778" calcext:value-type="float">
            <text:p>0.474778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42]" office:value-type="float" office:value="14" calcext:value-type="float">
            <text:p>14</text:p>
          </table:table-cell>
          <table:table-cell office:value-type="float" office:value="0.548953" calcext:value-type="float">
            <text:p>0.548953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43]" office:value-type="float" office:value="15" calcext:value-type="float">
            <text:p>15</text:p>
          </table:table-cell>
          <table:table-cell office:value-type="float" office:value="0.630407" calcext:value-type="float">
            <text:p>0.630407</text:p>
          </table:table-cell>
          <table:table-cell/>
          <table:table-cell table:style-name="ce2" office:value-type="float" office:value="0.6" calcext:value-type="float">
            <text:p>0.6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44]" office:value-type="float" office:value="16" calcext:value-type="float">
            <text:p>16</text:p>
          </table:table-cell>
          <table:table-cell office:value-type="float" office:value="0.717882" calcext:value-type="float">
            <text:p>0.717882</text:p>
          </table:table-cell>
          <table:table-cell/>
          <table:table-cell table:style-name="ce2" office:value-type="float" office:value="0.7" calcext:value-type="float">
            <text:p>0.7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45]" office:value-type="float" office:value="17" calcext:value-type="float">
            <text:p>17</text:p>
          </table:table-cell>
          <table:table-cell office:value-type="float" office:value="0.809947" calcext:value-type="float">
            <text:p>0.809947</text:p>
          </table:table-cell>
          <table:table-cell/>
          <table:table-cell table:style-name="ce2" office:value-type="float" office:value="0.8" calcext:value-type="float">
            <text:p>0.8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46]" office:value-type="float" office:value="18" calcext:value-type="float">
            <text:p>18</text:p>
          </table:table-cell>
          <table:table-cell office:value-type="float" office:value="0.905236" calcext:value-type="float">
            <text:p>0.905236</text:p>
          </table:table-cell>
          <table:table-cell/>
          <table:table-cell table:style-name="ce2" office:value-type="float" office:value="0.9" calcext:value-type="float">
            <text:p>0.9</text:p>
          </table:table-cell>
          <table:table-cell table:number-columns-repeated="8"/>
          <table:table-cell table:style-name="ce21" table:number-columns-repeated="3"/>
          <table:table-cell table:style-name="ce19" table:number-columns-repeated="2"/>
          <table:table-cell table:style-name="ce21"/>
        </table:table-row>
        <table:table-row table:style-name="ro1">
          <table:table-cell table:formula="of:=[.A47]" office:value-type="float" office:value="19" calcext:value-type="float">
            <text:p>19</text:p>
          </table:table-cell>
          <table:table-cell office:value-type="float" office:value="1.00261" calcext:value-type="float">
            <text:p>1.0026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8"/>
          <table:table-cell table:style-name="ce21" table:number-columns-repeated="6"/>
        </table:table-row>
        <table:table-row table:style-name="ro1">
          <table:table-cell table:formula="of:=[.A48]" office:value-type="float" office:value="20" calcext:value-type="float">
            <text:p>20</text:p>
          </table:table-cell>
          <table:table-cell office:value-type="float" office:value="1.101235" calcext:value-type="float">
            <text:p>1.101235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 table:number-columns-repeated="14"/>
        </table:table-row>
        <table:table-row table:style-name="ro1" table:number-rows-repeated="104850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2-10, 11  Bar and Line" table:style-name="ta1">
        <office:forms form:automatic-focus="false" form:apply-design-mode="false"/>
        <table:shapes>
          <draw:frame draw:z-index="0" draw:style-name="gr1" draw:text-style-name="P1" svg:width="15.999cm" svg:height="8.999cm" svg:x="6.592cm" svg:y="0.1cm">
            <draw:object draw:notify-on-update-of-ranges="'2-10, 11  Bar and Line'.C1:'2-10, 11  Bar and Line'.C1 '2-10, 11  Bar and Line'.C2:'2-10, 11  Bar and Line'.C21 '2-10, 11  Bar and Line'.D1:'2-10, 11  Bar and Line'.D1 '2-10, 11  Bar and Line'.D2:'2-10, 11  Bar and Line'.D21 '2-10, 11  Bar and Line'.E1:'2-10, 11  Bar and Line'.E1 '2-10, 11  Bar and Line'.E2:'2-10, 11  Bar and Line'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aled y - .1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rt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>
            <draw:frame draw:z-index="1" draw:style-name="gr1" draw:text-style-name="P1" svg:width="15.999cm" svg:height="8.999cm" svg:x="0.401cm" svg:y="0.171cm">
              <draw:object draw:notify-on-update-of-ranges="'2-10, 11  Bar and Line'.C1:'2-10, 11  Bar and Line'.C1 '2-10, 11  Bar and Line'.C2:'2-10, 11  Bar and Line'.C21 '2-10, 11  Bar and Line'.D1:'2-10, 11  Bar and Line'.D1 '2-10, 11  Bar and Line'.D2:'2-10, 11  Bar and Line'.D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imple pdq" table:style-name="ta1">
        <office:forms form:automatic-focus="false" form:apply-design-mode="false"/>
        <table:shapes>
          <draw:frame draw:z-index="0" draw:style-name="gr1" draw:text-style-name="P1" svg:width="8.683cm" svg:height="4.884cm" svg:x="18.39cm" svg:y="0.951cm">
            <draw:object draw:notify-on-update-of-ranges="'Simple pdq'.A4:'Simple pdq'.A13 'Simple pdq'.B3:'Simple pdq'.B3 'Simple pdq'.B4:'Simple pdq'.B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./pdq -z 0.9 -s 0.1 -v 1 10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closed solution from PDQ where serviceTime = 0.1 centers = 1 think time = 0.9 dmax =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 <text:s text:c="3"/>Tim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80198" calcext:value-type="float">
            <text:p>1.980198</text:p>
          </table:table-cell>
          <table:table-cell office:value-type="float" office:value="0.19802" calcext:value-type="float">
            <text:p>0.19802</text:p>
          </table:table-cell>
          <table:table-cell office:value-type="float" office:value="0.217822" calcext:value-type="float">
            <text:p>0.217822</text:p>
          </table:table-cell>
          <table:table-cell table:number-columns-repeated="2"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36047" calcext:value-type="float">
            <text:p>2.936047</text:p>
          </table:table-cell>
          <table:table-cell office:value-type="float" office:value="0.293605" calcext:value-type="float">
            <text:p>0.293605</text:p>
          </table:table-cell>
          <table:table-cell office:value-type="float" office:value="0.357558" calcext:value-type="float">
            <text:p>0.357558</text:p>
          </table:table-cell>
          <table:table-cell table:number-columns-repeated="2" office:value-type="float" office:value="0.121782" calcext:value-type="float">
            <text:p>0.12178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61914" calcext:value-type="float">
            <text:p>3.861914</text:p>
          </table:table-cell>
          <table:table-cell office:value-type="float" office:value="0.386191" calcext:value-type="float">
            <text:p>0.386191</text:p>
          </table:table-cell>
          <table:table-cell office:value-type="float" office:value="0.524277" calcext:value-type="float">
            <text:p>0.524277</text:p>
          </table:table-cell>
          <table:table-cell table:number-columns-repeated="2" office:value-type="float" office:value="0.135756" calcext:value-type="float">
            <text:p>0.1357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5092" calcext:value-type="float">
            <text:p>4.75092</text:p>
          </table:table-cell>
          <table:table-cell office:value-type="float" office:value="0.475092" calcext:value-type="float">
            <text:p>0.475092</text:p>
          </table:table-cell>
          <table:table-cell office:value-type="float" office:value="0.724172" calcext:value-type="float">
            <text:p>0.724172</text:p>
          </table:table-cell>
          <table:table-cell table:number-columns-repeated="2" office:value-type="float" office:value="0.152428" calcext:value-type="float">
            <text:p>0.15242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94838" calcext:value-type="float">
            <text:p>5.594838</text:p>
          </table:table-cell>
          <table:table-cell office:value-type="float" office:value="0.559484" calcext:value-type="float">
            <text:p>0.559484</text:p>
          </table:table-cell>
          <table:table-cell office:value-type="float" office:value="0.964646" calcext:value-type="float">
            <text:p>0.964646</text:p>
          </table:table-cell>
          <table:table-cell table:number-columns-repeated="2" office:value-type="float" office:value="0.172417" calcext:value-type="float">
            <text:p>0.17241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384155" calcext:value-type="float">
            <text:p>6.384155</text:p>
          </table:table-cell>
          <table:table-cell office:value-type="float" office:value="0.638415" calcext:value-type="float">
            <text:p>0.638415</text:p>
          </table:table-cell>
          <table:table-cell office:value-type="float" office:value="1.254261" calcext:value-type="float">
            <text:p>1.254261</text:p>
          </table:table-cell>
          <table:table-cell table:number-columns-repeated="2" office:value-type="float" office:value="0.196465" calcext:value-type="float">
            <text:p>0.19646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08419" calcext:value-type="float">
            <text:p>7.108419</text:p>
          </table:table-cell>
          <table:table-cell office:value-type="float" office:value="0.710842" calcext:value-type="float">
            <text:p>0.710842</text:p>
          </table:table-cell>
          <table:table-cell office:value-type="float" office:value="1.602423" calcext:value-type="float">
            <text:p>1.602423</text:p>
          </table:table-cell>
          <table:table-cell table:number-columns-repeated="2" office:value-type="float" office:value="0.225426" calcext:value-type="float">
            <text:p>0.22542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757" calcext:value-type="float">
            <text:p>7.757</text:p>
          </table:table-cell>
          <table:table-cell office:value-type="float" office:value="0.7757" calcext:value-type="float">
            <text:p>0.7757</text:p>
          </table:table-cell>
          <table:table-cell office:value-type="float" office:value="2.0187" calcext:value-type="float">
            <text:p>2.0187</text:p>
          </table:table-cell>
          <table:table-cell table:number-columns-repeated="2" office:value-type="float" office:value="0.260242" calcext:value-type="float">
            <text:p>0.26024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320368" calcext:value-type="float">
            <text:p>8.320368</text:p>
          </table:table-cell>
          <table:table-cell office:value-type="float" office:value="0.832037" calcext:value-type="float">
            <text:p>0.832037</text:p>
          </table:table-cell>
          <table:table-cell office:value-type="float" office:value="2.511669" calcext:value-type="float">
            <text:p>2.511669</text:p>
          </table:table-cell>
          <table:table-cell table:number-columns-repeated="2" office:value-type="float" office:value="0.30187" calcext:value-type="float">
            <text:p>0.3018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draw:z-index="1" draw:style-name="gr1" draw:text-style-name="P1" svg:width="8.389cm" svg:height="4.719cm" svg:x="0.316cm" svg:y="0.321cm">
              <draw:object draw:notify-on-update-of-ranges="'Simple pdq'.A4:'Simple pdq'.A13 'Simple pdq'.F3:'Simple pdq'.F3 'Simple pdq'.F4:'Simple pdq'.F1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13">
          <table:table-cell table:number-columns-repeated="8"/>
        </table:table-row>
        <table:table-row table:style-name="ro1">
          <table:table-cell/>
          <table:table-cell office:value-type="string" calcext:value-type="string">
            <text:p>Maybe should extend to 20???</text:p>
          </table:table-cell>
          <table:table-cell table:number-columns-repeated="6"/>
        </table:table-row>
      </table:table>
      <table:table table:name="2-6  table in ods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5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80198" calcext:value-type="float">
            <text:p>1.980198</text:p>
          </table:table-cell>
          <table:table-cell office:value-type="float" office:value="0.19802" calcext:value-type="float">
            <text:p>0.19802</text:p>
          </table:table-cell>
          <table:table-cell office:value-type="float" office:value="0.217822" calcext:value-type="float">
            <text:p>0.217822</text:p>
          </table:table-cell>
          <table:table-cell table:number-columns-repeated="2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36047" calcext:value-type="float">
            <text:p>2.936047</text:p>
          </table:table-cell>
          <table:table-cell office:value-type="float" office:value="0.293605" calcext:value-type="float">
            <text:p>0.293605</text:p>
          </table:table-cell>
          <table:table-cell office:value-type="float" office:value="0.357558" calcext:value-type="float">
            <text:p>0.357558</text:p>
          </table:table-cell>
          <table:table-cell table:number-columns-repeated="2" office:value-type="float" office:value="0.121782" calcext:value-type="float">
            <text:p>0.1217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61914" calcext:value-type="float">
            <text:p>3.861914</text:p>
          </table:table-cell>
          <table:table-cell office:value-type="float" office:value="0.386191" calcext:value-type="float">
            <text:p>0.386191</text:p>
          </table:table-cell>
          <table:table-cell office:value-type="float" office:value="0.524277" calcext:value-type="float">
            <text:p>0.524277</text:p>
          </table:table-cell>
          <table:table-cell table:number-columns-repeated="2" office:value-type="float" office:value="0.135756" calcext:value-type="float">
            <text:p>0.1357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5092" calcext:value-type="float">
            <text:p>4.75092</text:p>
          </table:table-cell>
          <table:table-cell office:value-type="float" office:value="0.475092" calcext:value-type="float">
            <text:p>0.475092</text:p>
          </table:table-cell>
          <table:table-cell office:value-type="float" office:value="0.724172" calcext:value-type="float">
            <text:p>0.724172</text:p>
          </table:table-cell>
          <table:table-cell table:number-columns-repeated="2" office:value-type="float" office:value="0.152428" calcext:value-type="float">
            <text:p>0.152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94838" calcext:value-type="float">
            <text:p>5.594838</text:p>
          </table:table-cell>
          <table:table-cell office:value-type="float" office:value="0.559484" calcext:value-type="float">
            <text:p>0.559484</text:p>
          </table:table-cell>
          <table:table-cell office:value-type="float" office:value="0.964646" calcext:value-type="float">
            <text:p>0.964646</text:p>
          </table:table-cell>
          <table:table-cell table:number-columns-repeated="2" office:value-type="float" office:value="0.172417" calcext:value-type="float">
            <text:p>0.1724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384155" calcext:value-type="float">
            <text:p>6.384155</text:p>
          </table:table-cell>
          <table:table-cell office:value-type="float" office:value="0.638415" calcext:value-type="float">
            <text:p>0.638415</text:p>
          </table:table-cell>
          <table:table-cell office:value-type="float" office:value="1.254261" calcext:value-type="float">
            <text:p>1.254261</text:p>
          </table:table-cell>
          <table:table-cell table:number-columns-repeated="2" office:value-type="float" office:value="0.196465" calcext:value-type="float">
            <text:p>0.1964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08419" calcext:value-type="float">
            <text:p>7.108419</text:p>
          </table:table-cell>
          <table:table-cell office:value-type="float" office:value="0.710842" calcext:value-type="float">
            <text:p>0.710842</text:p>
          </table:table-cell>
          <table:table-cell office:value-type="float" office:value="1.602423" calcext:value-type="float">
            <text:p>1.602423</text:p>
          </table:table-cell>
          <table:table-cell table:number-columns-repeated="2" office:value-type="float" office:value="0.225426" calcext:value-type="float">
            <text:p>0.2254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757" calcext:value-type="float">
            <text:p>7.757</text:p>
          </table:table-cell>
          <table:table-cell office:value-type="float" office:value="0.7757" calcext:value-type="float">
            <text:p>0.7757</text:p>
          </table:table-cell>
          <table:table-cell office:value-type="float" office:value="2.0187" calcext:value-type="float">
            <text:p>2.0187</text:p>
          </table:table-cell>
          <table:table-cell table:number-columns-repeated="2" office:value-type="float" office:value="0.260242" calcext:value-type="float">
            <text:p>0.260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320368" calcext:value-type="float">
            <text:p>8.320368</text:p>
          </table:table-cell>
          <table:table-cell office:value-type="float" office:value="0.832037" calcext:value-type="float">
            <text:p>0.832037</text:p>
          </table:table-cell>
          <table:table-cell office:value-type="float" office:value="2.511669" calcext:value-type="float">
            <text:p>2.511669</text:p>
          </table:table-cell>
          <table:table-cell table:number-columns-repeated="2" office:value-type="float" office:value="0.30187" calcext:value-type="float">
            <text:p>0.301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791793" calcext:value-type="float">
            <text:p>8.791793</text:p>
          </table:table-cell>
          <table:table-cell office:value-type="float" office:value="0.879179" calcext:value-type="float">
            <text:p>0.879179</text:p>
          </table:table-cell>
          <table:table-cell office:value-type="float" office:value="3.087387" calcext:value-type="float">
            <text:p>3.087387</text:p>
          </table:table-cell>
          <table:table-cell table:number-columns-repeated="2" office:value-type="float" office:value="0.351167" calcext:value-type="float">
            <text:p>0.3511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169134" calcext:value-type="float">
            <text:p>9.169134</text:p>
          </table:table-cell>
          <table:table-cell office:value-type="float" office:value="0.916913" calcext:value-type="float">
            <text:p>0.916913</text:p>
          </table:table-cell>
          <table:table-cell office:value-type="float" office:value="3.74778" calcext:value-type="float">
            <text:p>3.74778</text:p>
          </table:table-cell>
          <table:table-cell table:number-columns-repeated="2" office:value-type="float" office:value="0.408739" calcext:value-type="float">
            <text:p>0.4087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456073" calcext:value-type="float">
            <text:p>9.456073</text:p>
          </table:table-cell>
          <table:table-cell office:value-type="float" office:value="0.945607" calcext:value-type="float">
            <text:p>0.945607</text:p>
          </table:table-cell>
          <table:table-cell office:value-type="float" office:value="4.489535" calcext:value-type="float">
            <text:p>4.489535</text:p>
          </table:table-cell>
          <table:table-cell table:number-columns-repeated="2" office:value-type="float" office:value="0.474778" calcext:value-type="float">
            <text:p>0.474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662146" calcext:value-type="float">
            <text:p>9.662146</text:p>
          </table:table-cell>
          <table:table-cell office:value-type="float" office:value="0.966215" calcext:value-type="float">
            <text:p>0.966215</text:p>
          </table:table-cell>
          <table:table-cell office:value-type="float" office:value="5.304069" calcext:value-type="float">
            <text:p>5.304069</text:p>
          </table:table-cell>
          <table:table-cell table:number-columns-repeated="2" office:value-type="float" office:value="0.548953" calcext:value-type="float">
            <text:p>0.5489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801315" calcext:value-type="float">
            <text:p>9.801315</text:p>
          </table:table-cell>
          <table:table-cell office:value-type="float" office:value="0.980132" calcext:value-type="float">
            <text:p>0.980132</text:p>
          </table:table-cell>
          <table:table-cell office:value-type="float" office:value="6.178816" calcext:value-type="float">
            <text:p>6.178816</text:p>
          </table:table-cell>
          <table:table-cell table:number-columns-repeated="2" office:value-type="float" office:value="0.630407" calcext:value-type="float">
            <text:p>0.6304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889475" calcext:value-type="float">
            <text:p>9.889475</text:p>
          </table:table-cell>
          <table:table-cell office:value-type="float" office:value="0.988948" calcext:value-type="float">
            <text:p>0.988948</text:p>
          </table:table-cell>
          <table:table-cell office:value-type="float" office:value="7.099472" calcext:value-type="float">
            <text:p>7.099472</text:p>
          </table:table-cell>
          <table:table-cell table:number-columns-repeated="2" office:value-type="float" office:value="0.717882" calcext:value-type="float">
            <text:p>0.7178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941827" calcext:value-type="float">
            <text:p>9.941827</text:p>
          </table:table-cell>
          <table:table-cell office:value-type="float" office:value="0.994183" calcext:value-type="float">
            <text:p>0.994183</text:p>
          </table:table-cell>
          <table:table-cell office:value-type="float" office:value="8.052356" calcext:value-type="float">
            <text:p>8.052356</text:p>
          </table:table-cell>
          <table:table-cell table:number-columns-repeated="2" office:value-type="float" office:value="0.809947" calcext:value-type="float">
            <text:p>0.8099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970998" calcext:value-type="float">
            <text:p>9.970998</text:p>
          </table:table-cell>
          <table:table-cell office:value-type="float" office:value="0.9971" calcext:value-type="float">
            <text:p>0.9971</text:p>
          </table:table-cell>
          <table:table-cell office:value-type="float" office:value="9.026102" calcext:value-type="float">
            <text:p>9.026102</text:p>
          </table:table-cell>
          <table:table-cell table:number-columns-repeated="2" office:value-type="float" office:value="0.905236" calcext:value-type="float">
            <text:p>0.9052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986281" calcext:value-type="float">
            <text:p>9.986281</text:p>
          </table:table-cell>
          <table:table-cell office:value-type="float" office:value="0.998628" calcext:value-type="float">
            <text:p>0.998628</text:p>
          </table:table-cell>
          <table:table-cell office:value-type="float" office:value="10.012347" calcext:value-type="float">
            <text:p>10.012347</text:p>
          </table:table-cell>
          <table:table-cell table:number-columns-repeated="2" office:value-type="float" office:value="1.00261" calcext:value-type="float">
            <text:p>1.002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99383" calcext:value-type="float">
            <text:p>9.99383</text:p>
          </table:table-cell>
          <table:table-cell office:value-type="float" office:value="0.999383" calcext:value-type="float">
            <text:p>0.999383</text:p>
          </table:table-cell>
          <table:table-cell office:value-type="float" office:value="11.005553" calcext:value-type="float">
            <text:p>11.005553</text:p>
          </table:table-cell>
          <table:table-cell table:number-columns-repeated="2" office:value-type="float" office:value="1.101235" calcext:value-type="float">
            <text:p>1.101235</text:p>
          </table:table-cell>
        </table:table-row>
      </table:table>
      <table:table table:name="Empty graph for diagrams" table:style-name="ta1">
        <office:forms form:automatic-focus="false" form:apply-design-mode="false"/>
        <table:shapes>
          <draw:frame draw:z-index="0" draw:style-name="gr1" draw:text-style-name="P1" svg:width="15.999cm" svg:height="13.234cm" svg:x="18.896cm" svg:y="42.938cm">
            <draw:object draw:notify-on-update-of-ranges="'Empty graph for diagrams'.A2:'Empty graph for diagrams'.A10 'Empty graph for diagrams'.B1:'Empty graph for diagrams'.B1 'Empty graph for diagrams'.B2:'Empty graph for diagrams'.B1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.999cm" svg:height="10.633cm" svg:x="20.861cm" svg:y="18.601cm">
            <draw:object draw:notify-on-update-of-ranges="'Empty graph for diagrams'.A30:'Empty graph for diagrams'.A38 'Empty graph for diagrams'.B30:'Empty graph for diagrams'.B3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26.211cm" svg:height="14.743cm" svg:x="3.361cm" svg:y="0.1cm">
            <draw:object draw:notify-on-update-of-ranges="'Empty graph for diagrams'.A2:'Empty graph for diagrams'.A20 'Empty graph for diagrams'.B1:'Empty graph for diagrams'.B1 'Empty graph for diagrams'.B2:'Empty graph for diagrams'.B2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[.F43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formula="of:=[.A2]+0.1" office:value-type="float" office:value="0.2" calcext:value-type="float">
            <text:p>0.2</text:p>
          </table:table-cell>
          <table:table-cell table:formula="of:=[.F44]"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table:formula="of:=[.A3]+0.1" office:value-type="float" office:value="0.3" calcext:value-type="float">
            <text:p>0.3</text:p>
          </table:table-cell>
          <table:table-cell table:formula="of:=[.F45]" office:value-type="float" office:value="0.121782" calcext:value-type="float">
            <text:p>0.121782</text:p>
          </table:table-cell>
          <table:table-cell table:number-columns-repeated="4"/>
        </table:table-row>
        <table:table-row table:style-name="ro1">
          <table:table-cell table:formula="of:=[.A4]+0.1" office:value-type="float" office:value="0.4" calcext:value-type="float">
            <text:p>0.4</text:p>
          </table:table-cell>
          <table:table-cell table:formula="of:=[.F46]" office:value-type="float" office:value="0.135756" calcext:value-type="float">
            <text:p>0.135756</text:p>
          </table:table-cell>
          <table:table-cell table:number-columns-repeated="4"/>
        </table:table-row>
        <table:table-row table:style-name="ro1">
          <table:table-cell table:formula="of:=[.A5]+0.1" office:value-type="float" office:value="0.5" calcext:value-type="float">
            <text:p>0.5</text:p>
          </table:table-cell>
          <table:table-cell table:formula="of:=[.F47]" office:value-type="float" office:value="0.152428" calcext:value-type="float">
            <text:p>0.152428</text:p>
          </table:table-cell>
          <table:table-cell table:number-columns-repeated="4"/>
        </table:table-row>
        <table:table-row table:style-name="ro1">
          <table:table-cell table:formula="of:=[.A6]+0.1" office:value-type="float" office:value="0.6" calcext:value-type="float">
            <text:p>0.6</text:p>
          </table:table-cell>
          <table:table-cell table:formula="of:=[.F48]" office:value-type="float" office:value="0.172417" calcext:value-type="float">
            <text:p>0.172417</text:p>
          </table:table-cell>
          <table:table-cell table:number-columns-repeated="4"/>
        </table:table-row>
        <table:table-row table:style-name="ro1">
          <table:table-cell table:formula="of:=[.A7]+0.1" office:value-type="float" office:value="0.7" calcext:value-type="float">
            <text:p>0.7</text:p>
          </table:table-cell>
          <table:table-cell table:formula="of:=[.F49]" office:value-type="float" office:value="0.196465" calcext:value-type="float">
            <text:p>0.196465</text:p>
          </table:table-cell>
          <table:table-cell table:number-columns-repeated="4"/>
        </table:table-row>
        <table:table-row table:style-name="ro1">
          <table:table-cell table:formula="of:=[.A8]+0.1" office:value-type="float" office:value="0.8" calcext:value-type="float">
            <text:p>0.8</text:p>
          </table:table-cell>
          <table:table-cell table:formula="of:=[.F50]" office:value-type="float" office:value="0.225426" calcext:value-type="float">
            <text:p>0.225426</text:p>
          </table:table-cell>
          <table:table-cell table:number-columns-repeated="4"/>
        </table:table-row>
        <table:table-row table:style-name="ro1">
          <table:table-cell table:formula="of:=[.A9]+0.1" office:value-type="float" office:value="0.9" calcext:value-type="float">
            <text:p>0.9</text:p>
          </table:table-cell>
          <table:table-cell table:formula="of:=[.F51]" office:value-type="float" office:value="0.260242" calcext:value-type="float">
            <text:p>0.260242</text:p>
          </table:table-cell>
          <table:table-cell table:number-columns-repeated="4"/>
        </table:table-row>
        <table:table-row table:style-name="ro1">
          <table:table-cell table:formula="of:=[.A10]+0.1" office:value-type="float" office:value="1" calcext:value-type="float">
            <text:p>1</text:p>
          </table:table-cell>
          <table:table-cell table:formula="of:=[.F52]" office:value-type="float" office:value="0.30187" calcext:value-type="float">
            <text:p>0.30187</text:p>
          </table:table-cell>
          <table:table-cell table:number-columns-repeated="4"/>
        </table:table-row>
        <table:table-row table:style-name="ro1">
          <table:table-cell table:formula="of:=[.A11]+0.1" office:value-type="float" office:value="1.1" calcext:value-type="float">
            <text:p>1.1</text:p>
          </table:table-cell>
          <table:table-cell table:formula="of:=[.F53]" office:value-type="float" office:value="0.351167" calcext:value-type="float">
            <text:p>0.351167</text:p>
          </table:table-cell>
          <table:table-cell table:number-columns-repeated="4"/>
        </table:table-row>
        <table:table-row table:style-name="ro1">
          <table:table-cell table:formula="of:=[.A12]+0.1" office:value-type="float" office:value="1.2" calcext:value-type="float">
            <text:p>1.2</text:p>
          </table:table-cell>
          <table:table-cell table:formula="of:=[.F54]" office:value-type="float" office:value="0.408739" calcext:value-type="float">
            <text:p>0.408739</text:p>
          </table:table-cell>
          <table:table-cell table:number-columns-repeated="4"/>
        </table:table-row>
        <table:table-row table:style-name="ro1">
          <table:table-cell table:formula="of:=[.A13]+0.1" office:value-type="float" office:value="1.3" calcext:value-type="float">
            <text:p>1.3</text:p>
          </table:table-cell>
          <table:table-cell table:formula="of:=[.F55]" office:value-type="float" office:value="0.474778" calcext:value-type="float">
            <text:p>0.474778</text:p>
          </table:table-cell>
          <table:table-cell table:number-columns-repeated="4"/>
        </table:table-row>
        <table:table-row table:style-name="ro1">
          <table:table-cell table:formula="of:=[.A14]+0.1" office:value-type="float" office:value="1.4" calcext:value-type="float">
            <text:p>1.4</text:p>
          </table:table-cell>
          <table:table-cell table:formula="of:=[.F56]" office:value-type="float" office:value="0.548953" calcext:value-type="float">
            <text:p>0.548953</text:p>
          </table:table-cell>
          <table:table-cell table:number-columns-repeated="4"/>
        </table:table-row>
        <table:table-row table:style-name="ro1">
          <table:table-cell table:formula="of:=[.A15]+0.1" office:value-type="float" office:value="1.5" calcext:value-type="float">
            <text:p>1.5</text:p>
          </table:table-cell>
          <table:table-cell table:formula="of:=[.F57]" office:value-type="float" office:value="0.630407" calcext:value-type="float">
            <text:p>0.630407</text:p>
          </table:table-cell>
          <table:table-cell table:number-columns-repeated="4"/>
        </table:table-row>
        <table:table-row table:style-name="ro1">
          <table:table-cell table:formula="of:=[.A16]+0.1" office:value-type="float" office:value="1.6" calcext:value-type="float">
            <text:p>1.6</text:p>
          </table:table-cell>
          <table:table-cell table:formula="of:=[.F58]" office:value-type="float" office:value="0.717882" calcext:value-type="float">
            <text:p>0.717882</text:p>
          </table:table-cell>
          <table:table-cell table:number-columns-repeated="4"/>
        </table:table-row>
        <table:table-row table:style-name="ro1">
          <table:table-cell table:formula="of:=[.A17]+0.1" office:value-type="float" office:value="1.7" calcext:value-type="float">
            <text:p>1.7</text:p>
          </table:table-cell>
          <table:table-cell table:formula="of:=[.F59]" office:value-type="float" office:value="0.809947" calcext:value-type="float">
            <text:p>0.809947</text:p>
          </table:table-cell>
          <table:table-cell table:number-columns-repeated="4"/>
        </table:table-row>
        <table:table-row table:style-name="ro1">
          <table:table-cell table:formula="of:=[.A18]+0.1" office:value-type="float" office:value="1.8" calcext:value-type="float">
            <text:p>1.8</text:p>
          </table:table-cell>
          <table:table-cell table:formula="of:=[.F60]" office:value-type="float" office:value="0.905236" calcext:value-type="float">
            <text:p>0.905236</text:p>
          </table:table-cell>
          <table:table-cell table:number-columns-repeated="4"/>
        </table:table-row>
        <table:table-row table:style-name="ro1">
          <table:table-cell table:formula="of:=[.A19]+0.1" office:value-type="float" office:value="1.9" calcext:value-type="float">
            <text:p>1.9</text:p>
          </table:table-cell>
          <table:table-cell table:formula="of:=[.F61]" office:value-type="float" office:value="1.00261" calcext:value-type="float">
            <text:p>1.00261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adjust up and down to get square box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ata format is “invisible line”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formula="of:=[.A30]+0.1" office:value-type="float" office:value="0.2" calcext:value-type="float">
            <text:p>0.2</text:p>
          </table:table-cell>
          <table:table-cell table:formula="of:=[.B30]+0.1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formula="of:=[.A31]+0.1" office:value-type="float" office:value="0.3" calcext:value-type="float">
            <text:p>0.3</text:p>
          </table:table-cell>
          <table:table-cell table:formula="of:=[.B31]+0.1"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formula="of:=[.A32]+0.1" office:value-type="float" office:value="0.4" calcext:value-type="float">
            <text:p>0.4</text:p>
          </table:table-cell>
          <table:table-cell table:formula="of:=[.B32]+0.1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formula="of:=[.A33]+0.1" office:value-type="float" office:value="0.5" calcext:value-type="float">
            <text:p>0.5</text:p>
          </table:table-cell>
          <table:table-cell table:formula="of:=[.B33]+0.1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formula="of:=[.A34]+0.1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formula="of:=[.A35]+0.1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formula="of:=[.A36]+0.1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formula="of:=[.A37]+0.1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General closed solution from PDQ where serviceTime = 0.1 think time = 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80198" calcext:value-type="float">
            <text:p>1.980198</text:p>
          </table:table-cell>
          <table:table-cell office:value-type="float" office:value="0.19802" calcext:value-type="float">
            <text:p>0.19802</text:p>
          </table:table-cell>
          <table:table-cell office:value-type="float" office:value="0.217822" calcext:value-type="float">
            <text:p>0.217822</text:p>
          </table:table-cell>
          <table:table-cell table:number-columns-repeated="2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36047" calcext:value-type="float">
            <text:p>2.936047</text:p>
          </table:table-cell>
          <table:table-cell office:value-type="float" office:value="0.293605" calcext:value-type="float">
            <text:p>0.293605</text:p>
          </table:table-cell>
          <table:table-cell office:value-type="float" office:value="0.357558" calcext:value-type="float">
            <text:p>0.357558</text:p>
          </table:table-cell>
          <table:table-cell table:number-columns-repeated="2" office:value-type="float" office:value="0.121782" calcext:value-type="float">
            <text:p>0.1217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61914" calcext:value-type="float">
            <text:p>3.861914</text:p>
          </table:table-cell>
          <table:table-cell office:value-type="float" office:value="0.386191" calcext:value-type="float">
            <text:p>0.386191</text:p>
          </table:table-cell>
          <table:table-cell office:value-type="float" office:value="0.524277" calcext:value-type="float">
            <text:p>0.524277</text:p>
          </table:table-cell>
          <table:table-cell table:number-columns-repeated="2" office:value-type="float" office:value="0.135756" calcext:value-type="float">
            <text:p>0.1357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5092" calcext:value-type="float">
            <text:p>4.75092</text:p>
          </table:table-cell>
          <table:table-cell office:value-type="float" office:value="0.475092" calcext:value-type="float">
            <text:p>0.475092</text:p>
          </table:table-cell>
          <table:table-cell office:value-type="float" office:value="0.724172" calcext:value-type="float">
            <text:p>0.724172</text:p>
          </table:table-cell>
          <table:table-cell table:number-columns-repeated="2" office:value-type="float" office:value="0.152428" calcext:value-type="float">
            <text:p>0.152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94838" calcext:value-type="float">
            <text:p>5.594838</text:p>
          </table:table-cell>
          <table:table-cell office:value-type="float" office:value="0.559484" calcext:value-type="float">
            <text:p>0.559484</text:p>
          </table:table-cell>
          <table:table-cell office:value-type="float" office:value="0.964646" calcext:value-type="float">
            <text:p>0.964646</text:p>
          </table:table-cell>
          <table:table-cell table:number-columns-repeated="2" office:value-type="float" office:value="0.172417" calcext:value-type="float">
            <text:p>0.1724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384155" calcext:value-type="float">
            <text:p>6.384155</text:p>
          </table:table-cell>
          <table:table-cell office:value-type="float" office:value="0.638415" calcext:value-type="float">
            <text:p>0.638415</text:p>
          </table:table-cell>
          <table:table-cell office:value-type="float" office:value="1.254261" calcext:value-type="float">
            <text:p>1.254261</text:p>
          </table:table-cell>
          <table:table-cell table:number-columns-repeated="2" office:value-type="float" office:value="0.196465" calcext:value-type="float">
            <text:p>0.1964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08419" calcext:value-type="float">
            <text:p>7.108419</text:p>
          </table:table-cell>
          <table:table-cell office:value-type="float" office:value="0.710842" calcext:value-type="float">
            <text:p>0.710842</text:p>
          </table:table-cell>
          <table:table-cell office:value-type="float" office:value="1.602423" calcext:value-type="float">
            <text:p>1.602423</text:p>
          </table:table-cell>
          <table:table-cell table:number-columns-repeated="2" office:value-type="float" office:value="0.225426" calcext:value-type="float">
            <text:p>0.2254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757" calcext:value-type="float">
            <text:p>7.757</text:p>
          </table:table-cell>
          <table:table-cell office:value-type="float" office:value="0.7757" calcext:value-type="float">
            <text:p>0.7757</text:p>
          </table:table-cell>
          <table:table-cell office:value-type="float" office:value="2.0187" calcext:value-type="float">
            <text:p>2.0187</text:p>
          </table:table-cell>
          <table:table-cell table:number-columns-repeated="2" office:value-type="float" office:value="0.260242" calcext:value-type="float">
            <text:p>0.260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320368" calcext:value-type="float">
            <text:p>8.320368</text:p>
          </table:table-cell>
          <table:table-cell office:value-type="float" office:value="0.832037" calcext:value-type="float">
            <text:p>0.832037</text:p>
          </table:table-cell>
          <table:table-cell office:value-type="float" office:value="2.511669" calcext:value-type="float">
            <text:p>2.511669</text:p>
          </table:table-cell>
          <table:table-cell table:number-columns-repeated="2" office:value-type="float" office:value="0.30187" calcext:value-type="float">
            <text:p>0.301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791793" calcext:value-type="float">
            <text:p>8.791793</text:p>
          </table:table-cell>
          <table:table-cell office:value-type="float" office:value="0.879179" calcext:value-type="float">
            <text:p>0.879179</text:p>
          </table:table-cell>
          <table:table-cell office:value-type="float" office:value="3.087387" calcext:value-type="float">
            <text:p>3.087387</text:p>
          </table:table-cell>
          <table:table-cell table:number-columns-repeated="2" office:value-type="float" office:value="0.351167" calcext:value-type="float">
            <text:p>0.3511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169134" calcext:value-type="float">
            <text:p>9.169134</text:p>
          </table:table-cell>
          <table:table-cell office:value-type="float" office:value="0.916913" calcext:value-type="float">
            <text:p>0.916913</text:p>
          </table:table-cell>
          <table:table-cell office:value-type="float" office:value="3.74778" calcext:value-type="float">
            <text:p>3.74778</text:p>
          </table:table-cell>
          <table:table-cell table:number-columns-repeated="2" office:value-type="float" office:value="0.408739" calcext:value-type="float">
            <text:p>0.4087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456073" calcext:value-type="float">
            <text:p>9.456073</text:p>
          </table:table-cell>
          <table:table-cell office:value-type="float" office:value="0.945607" calcext:value-type="float">
            <text:p>0.945607</text:p>
          </table:table-cell>
          <table:table-cell office:value-type="float" office:value="4.489535" calcext:value-type="float">
            <text:p>4.489535</text:p>
          </table:table-cell>
          <table:table-cell table:number-columns-repeated="2" office:value-type="float" office:value="0.474778" calcext:value-type="float">
            <text:p>0.474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662146" calcext:value-type="float">
            <text:p>9.662146</text:p>
          </table:table-cell>
          <table:table-cell office:value-type="float" office:value="0.966215" calcext:value-type="float">
            <text:p>0.966215</text:p>
          </table:table-cell>
          <table:table-cell office:value-type="float" office:value="5.304069" calcext:value-type="float">
            <text:p>5.304069</text:p>
          </table:table-cell>
          <table:table-cell table:number-columns-repeated="2" office:value-type="float" office:value="0.548953" calcext:value-type="float">
            <text:p>0.5489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801315" calcext:value-type="float">
            <text:p>9.801315</text:p>
          </table:table-cell>
          <table:table-cell office:value-type="float" office:value="0.980132" calcext:value-type="float">
            <text:p>0.980132</text:p>
          </table:table-cell>
          <table:table-cell office:value-type="float" office:value="6.178816" calcext:value-type="float">
            <text:p>6.178816</text:p>
          </table:table-cell>
          <table:table-cell table:number-columns-repeated="2" office:value-type="float" office:value="0.630407" calcext:value-type="float">
            <text:p>0.6304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889475" calcext:value-type="float">
            <text:p>9.889475</text:p>
          </table:table-cell>
          <table:table-cell office:value-type="float" office:value="0.988948" calcext:value-type="float">
            <text:p>0.988948</text:p>
          </table:table-cell>
          <table:table-cell office:value-type="float" office:value="7.099472" calcext:value-type="float">
            <text:p>7.099472</text:p>
          </table:table-cell>
          <table:table-cell table:number-columns-repeated="2" office:value-type="float" office:value="0.717882" calcext:value-type="float">
            <text:p>0.7178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941827" calcext:value-type="float">
            <text:p>9.941827</text:p>
          </table:table-cell>
          <table:table-cell office:value-type="float" office:value="0.994183" calcext:value-type="float">
            <text:p>0.994183</text:p>
          </table:table-cell>
          <table:table-cell office:value-type="float" office:value="8.052356" calcext:value-type="float">
            <text:p>8.052356</text:p>
          </table:table-cell>
          <table:table-cell table:number-columns-repeated="2" office:value-type="float" office:value="0.809947" calcext:value-type="float">
            <text:p>0.8099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970998" calcext:value-type="float">
            <text:p>9.970998</text:p>
          </table:table-cell>
          <table:table-cell office:value-type="float" office:value="0.9971" calcext:value-type="float">
            <text:p>0.9971</text:p>
          </table:table-cell>
          <table:table-cell office:value-type="float" office:value="9.026102" calcext:value-type="float">
            <text:p>9.026102</text:p>
          </table:table-cell>
          <table:table-cell table:number-columns-repeated="2" office:value-type="float" office:value="0.905236" calcext:value-type="float">
            <text:p>0.9052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986281" calcext:value-type="float">
            <text:p>9.986281</text:p>
          </table:table-cell>
          <table:table-cell office:value-type="float" office:value="0.998628" calcext:value-type="float">
            <text:p>0.998628</text:p>
          </table:table-cell>
          <table:table-cell office:value-type="float" office:value="10.012347" calcext:value-type="float">
            <text:p>10.012347</text:p>
          </table:table-cell>
          <table:table-cell table:number-columns-repeated="2" office:value-type="float" office:value="1.00261" calcext:value-type="float">
            <text:p>1.002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99383" calcext:value-type="float">
            <text:p>9.99383</text:p>
          </table:table-cell>
          <table:table-cell office:value-type="float" office:value="0.999383" calcext:value-type="float">
            <text:p>0.999383</text:p>
          </table:table-cell>
          <table:table-cell office:value-type="float" office:value="11.005553" calcext:value-type="float">
            <text:p>11.005553</text:p>
          </table:table-cell>
          <table:table-cell table:number-columns-repeated="2" office:value-type="float" office:value="1.101235" calcext:value-type="float">
            <text:p>1.10123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/>
        </table:table-row>
        <table:table-row table:style-name="ro1" table:number-rows-repeated="10485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ndom Sequencer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live random numbers</text:p>
          </table:table-cell>
          <table:table-cell/>
          <table:table-cell table:style-name="ce6" office:value-type="string" calcext:value-type="string">
            <text:p>Sorted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ts at</text:p>
          </table:table-cell>
          <table:table-cell table:style-name="ce11" office:value-type="string" calcext:value-type="string">
            <text:p>ends at</text:p>
          </table:table-cell>
          <table:table-cell office:value-type="string" calcext:value-type="string">
            <text:p>Response time</text:p>
          </table:table-cell>
          <table:table-cell table:style-name="ce11" office:value-type="string" calcext:value-type="string">
            <text:p>wait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" office:value-type="float" office:value="0.834329433513589" calcext:value-type="float">
            <text:p>0.8343294335135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0.123536563911654" calcext:value-type="float">
            <text:p>0.12</text:p>
          </table:table-cell>
          <table:table-cell table:style-name="ce9" office:value-type="float" office:value="0.00136978240852609" calcext:value-type="float">
            <text:p>0.00</text:p>
          </table:table-cell>
          <table:table-cell table:style-name="ce10" office:value-type="float" office:value="0.0384649149867027" calcext:value-type="float">
            <text:p>0.04</text:p>
          </table:table-cell>
          <table:table-cell table:style-name="ce7" office:value-type="float" office:value="0.04" calcext:value-type="float">
            <text:p>0.04</text:p>
          </table:table-cell>
          <table:table-cell table:style-name="ce11" office:value-type="float" office:value="0.14" calcext:value-type="float">
            <text:p>0.14</text:p>
          </table:table-cell>
          <table:table-cell table:style-name="ce7" table:formula="of:=[.I2]-[.H2]" office:value-type="float" office:value="0.1" calcext:value-type="float">
            <text:p>0.10</text:p>
          </table:table-cell>
          <table:table-cell table:style-name="ce11" table:formula="of:=[.J2]-0.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RAND()" office:value-type="float" office:value="0.0717809861973638" calcext:value-type="float">
            <text:p>0.0717809861973638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0.403738081240566" calcext:value-type="float">
            <text:p>0.40</text:p>
          </table:table-cell>
          <table:table-cell table:style-name="ce9" office:value-type="float" office:value="0.242784089983341" calcext:value-type="float">
            <text:p>0.24</text:p>
          </table:table-cell>
          <table:table-cell table:style-name="ce10" office:value-type="float" office:value="0.0552861938184902" calcext:value-type="float">
            <text:p>0.06</text:p>
          </table:table-cell>
          <table:table-cell table:style-name="ce7" office:value-type="float" office:value="0.06" calcext:value-type="float">
            <text:p>0.06</text:p>
          </table:table-cell>
          <table:table-cell table:style-name="ce11" table:formula="of:=[.I2]+0.1" office:value-type="float" office:value="0.24" calcext:value-type="float">
            <text:p>0.24</text:p>
          </table:table-cell>
          <table:table-cell table:style-name="ce7" table:formula="of:=[.I3]-[.H3]" office:value-type="float" office:value="0.18" calcext:value-type="float">
            <text:p>0.18</text:p>
          </table:table-cell>
          <table:table-cell table:style-name="ce11" table:formula="of:=[.J3]-0.1" office:value-type="float" office:value="0.08" calcext:value-type="float">
            <text:p>0.08</text:p>
          </table:table-cell>
        </table:table-row>
        <table:table-row table:style-name="ro1">
          <table:table-cell/>
          <table:table-cell table:formula="of:=RAND()" office:value-type="float" office:value="0.18486705881085" calcext:value-type="float">
            <text:p>0.18486705881085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0.832312964002034" calcext:value-type="float">
            <text:p>0.83</text:p>
          </table:table-cell>
          <table:table-cell table:style-name="ce9" office:value-type="float" office:value="0.326381148025061" calcext:value-type="float">
            <text:p>0.33</text:p>
          </table:table-cell>
          <table:table-cell table:style-name="ce10" office:value-type="float" office:value="0.116335956353513" calcext:value-type="float">
            <text:p>0.12</text:p>
          </table:table-cell>
          <table:table-cell table:style-name="ce7" office:value-type="float" office:value="0.12" calcext:value-type="float">
            <text:p>0.12</text:p>
          </table:table-cell>
          <table:table-cell table:style-name="ce11" office:value-type="float" office:value="0.34" calcext:value-type="float">
            <text:p>0.34</text:p>
          </table:table-cell>
          <table:table-cell table:style-name="ce7" table:formula="of:=[.I4]-[.H4]" office:value-type="float" office:value="0.22" calcext:value-type="float">
            <text:p>0.22</text:p>
          </table:table-cell>
          <table:table-cell table:style-name="ce11" table:formula="of:=[.J4]-0.1" office:value-type="float" office:value="0.12" calcext:value-type="float">
            <text:p>0.12</text:p>
          </table:table-cell>
        </table:table-row>
        <table:table-row table:style-name="ro1">
          <table:table-cell/>
          <table:table-cell table:formula="of:=RAND()" office:value-type="float" office:value="0.429814971388848" calcext:value-type="float">
            <text:p>0.429814971388848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0.931733482036978" calcext:value-type="float">
            <text:p>0.93</text:p>
          </table:table-cell>
          <table:table-cell table:style-name="ce9" office:value-type="float" office:value="0.461490259590483" calcext:value-type="float">
            <text:p>0.46</text:p>
          </table:table-cell>
          <table:table-cell table:style-name="ce10" office:value-type="float" office:value="0.256855416080664" calcext:value-type="float">
            <text:p>0.26</text:p>
          </table:table-cell>
          <table:table-cell table:style-name="ce7" office:value-type="float" office:value="0.26" calcext:value-type="float">
            <text:p>0.26</text:p>
          </table:table-cell>
          <table:table-cell table:style-name="ce11" office:value-type="float" office:value="0.44" calcext:value-type="float">
            <text:p>0.44</text:p>
          </table:table-cell>
          <table:table-cell table:style-name="ce7" table:formula="of:=[.I5]-[.H5]" office:value-type="float" office:value="0.18" calcext:value-type="float">
            <text:p>0.18</text:p>
          </table:table-cell>
          <table:table-cell table:style-name="ce11" table:formula="of:=[.J5]-0.1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()" office:value-type="float" office:value="0.733181555444725" calcext:value-type="float">
            <text:p>0.7331815554447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/>
          <table:table-cell table:style-name="ce9" office:value-type="float" office:value="0.739965415457283" calcext:value-type="float">
            <text:p>0.74</text:p>
          </table:table-cell>
          <table:table-cell table:style-name="ce10" office:value-type="float" office:value="0.448457716421075" calcext:value-type="float">
            <text:p>0.45</text:p>
          </table:table-cell>
          <table:table-cell table:style-name="ce9" office:value-type="float" office:value="0.45" calcext:value-type="float">
            <text:p>0.45</text:p>
          </table:table-cell>
          <table:table-cell table:style-name="ce13" office:value-type="float" office:value="0.55" calcext:value-type="float">
            <text:p>0.55</text:p>
          </table:table-cell>
          <table:table-cell table:style-name="ce7" table:formula="of:=[.I6]-[.H6]" office:value-type="float" office:value="0.1" calcext:value-type="float">
            <text:p>0.10</text:p>
          </table:table-cell>
          <table:table-cell table:style-name="ce11" table:formula="of:=[.J6]-0.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RAND()" office:value-type="float" office:value="0.421549888074653" calcext:value-type="float">
            <text:p>0.421549888074653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/>
          <table:table-cell table:style-name="ce9" office:value-type="float" office:value="0.995235695859151" calcext:value-type="float">
            <text:p>1.00</text:p>
          </table:table-cell>
          <table:table-cell table:style-name="ce10" office:value-type="float" office:value="0.486348290034839" calcext:value-type="float">
            <text:p>0.49</text:p>
          </table:table-cell>
          <table:table-cell table:style-name="ce7" office:value-type="float" office:value="0.49" calcext:value-type="float">
            <text:p>0.49</text:p>
          </table:table-cell>
          <table:table-cell table:style-name="ce11" office:value-type="float" office:value="0.65" calcext:value-type="float">
            <text:p>0.65</text:p>
          </table:table-cell>
          <table:table-cell table:style-name="ce7" table:formula="of:=[.I7]-[.H7]" office:value-type="float" office:value="0.16" calcext:value-type="float">
            <text:p>0.16</text:p>
          </table:table-cell>
          <table:table-cell table:style-name="ce11" table:formula="of:=[.J7]-0.1" office:value-type="float" office:value="0.06" calcext:value-type="float">
            <text:p>0.06</text:p>
          </table:table-cell>
        </table:table-row>
        <table:table-row table:style-name="ro1">
          <table:table-cell/>
          <table:table-cell table:formula="of:=RAND()" office:value-type="float" office:value="0.739146050437846" calcext:value-type="float">
            <text:p>0.739146050437846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table:number-columns-repeated="2"/>
          <table:table-cell table:style-name="ce10" office:value-type="float" office:value="0.717438813311004" calcext:value-type="float">
            <text:p>0.72</text:p>
          </table:table-cell>
          <table:table-cell table:style-name="ce9" office:value-type="float" office:value="0.72" calcext:value-type="float">
            <text:p>0.72</text:p>
          </table:table-cell>
          <table:table-cell table:style-name="ce13" office:value-type="float" office:value="0.82" calcext:value-type="float">
            <text:p>0.82</text:p>
          </table:table-cell>
          <table:table-cell table:style-name="ce7" table:formula="of:=[.I8]-[.H8]" office:value-type="float" office:value="0.1" calcext:value-type="float">
            <text:p>0.10</text:p>
          </table:table-cell>
          <table:table-cell table:style-name="ce11" table:formula="of:=[.J8]-0.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RAND()" office:value-type="float" office:value="0.77089599115819" calcext:value-type="float">
            <text:p>0.77089599115819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number-columns-repeated="2"/>
          <table:table-cell table:style-name="ce10" office:value-type="float" office:value="0.738895700348522" calcext:value-type="float">
            <text:p>0.74</text:p>
          </table:table-cell>
          <table:table-cell table:style-name="ce7" office:value-type="float" office:value="0.74" calcext:value-type="float">
            <text:p>0.74</text:p>
          </table:table-cell>
          <table:table-cell table:style-name="ce11" office:value-type="float" office:value="0.92" calcext:value-type="float">
            <text:p>0.92</text:p>
          </table:table-cell>
          <table:table-cell table:style-name="ce7" table:formula="of:=[.I9]-[.H9]" office:value-type="float" office:value="0.18" calcext:value-type="float">
            <text:p>0.18</text:p>
          </table:table-cell>
          <table:table-cell table:style-name="ce11" table:formula="of:=[.J9]-0.1" office:value-type="float" office:value="0.08" calcext:value-type="float">
            <text:p>0.08</text:p>
          </table:table-cell>
        </table:table-row>
        <table:table-row table:style-name="ro1">
          <table:table-cell/>
          <table:table-cell table:formula="of:=RAND()" office:value-type="float" office:value="0.896222781191926" calcext:value-type="float">
            <text:p>0.896222781191926</text:p>
          </table:table-cell>
          <table:table-cell/>
          <table:table-cell table:style-name="ce7" table:number-columns-repeated="5"/>
          <table:table-cell table:style-name="ce12" office:value-type="string" calcext:value-type="string">
            <text:p>total</text:p>
          </table:table-cell>
          <table:table-cell table:style-name="ce11" table:formula="of:=SUM([.J2:.J9])" office:value-type="float" office:value="1.22" calcext:value-type="float">
            <text:p>1.22</text:p>
          </table:table-cell>
          <table:table-cell table:style-name="ce11" table:formula="of:=SUM([.K2:.K9]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()" office:value-type="float" office:value="0.557306764415795" calcext:value-type="float">
            <text:p>0.557306764415795</text:p>
          </table:table-cell>
          <table:table-cell/>
          <table:table-cell table:style-name="ce7" table:number-columns-repeated="5"/>
          <table:table-cell table:style-name="ce12" office:value-type="string" calcext:value-type="string">
            <text:p>average</text:p>
          </table:table-cell>
          <table:table-cell table:style-name="ce7" table:formula="of:=[.J10]/8" office:value-type="float" office:value="0.1525" calcext:value-type="float">
            <text:p>0.15</text:p>
          </table:table-cell>
          <table:table-cell table:style-name="ce7" table:formula="of:=[.K10]/8" office:value-type="float" office:value="0.0525" calcext:value-type="float">
            <text:p>0.05</text:p>
          </table:table-cell>
        </table:table-row>
        <table:table-row table:style-name="ro1" table:number-rows-repeated="3">
          <table:table-cell table:number-columns-repeated="3"/>
          <table:table-cell table:style-name="ce8" table:number-columns-repeated="5"/>
          <table:table-cell table:style-name="ce14"/>
          <table:table-cell table:style-name="ce8" table:number-columns-repeated="2"/>
        </table:table-row>
        <table:table-row table:style-name="ro1">
          <table:table-cell office:value-type="string" calcext:value-type="string">
            <text:p>Used values</text:p>
          </table:table-cell>
          <table:table-cell table:number-columns-repeated="2"/>
          <table:table-cell table:style-name="ce8" table:number-columns-repeated="5"/>
          <table:table-cell table:style-name="ce14"/>
          <table:table-cell table:style-name="ce8"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ive random numbers</text:p>
          </table:table-cell>
          <table:table-cell/>
          <table:table-cell table:style-name="ce6" office:value-type="string" calcext:value-type="string">
            <text:p>Sorte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s at</text:p>
          </table:table-cell>
          <table:table-cell table:style-name="ce11" office:value-type="string" calcext:value-type="string">
            <text:p>ends at</text:p>
          </table:table-cell>
          <table:table-cell office:value-type="string" calcext:value-type="string">
            <text:p>Service time</text:p>
          </table:table-cell>
          <table:table-cell office:value-type="string" calcext:value-type="string">
            <text:p>Response time</text:p>
          </table:table-cell>
          <table:table-cell table:style-name="ce11" office:value-type="string" calcext:value-type="string">
            <text:p>wait time</text:p>
          </table:table-cell>
          <table:table-cell/>
        </table:table-row>
        <table:table-row table:style-name="ro1">
          <table:table-cell/>
          <table:table-cell table:formula="of:=RAND()" office:value-type="float" office:value="0.527877836135851" calcext:value-type="float">
            <text:p>0.5278778361358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0.115951472404515" calcext:value-type="float">
            <text:p>0.12</text:p>
          </table:table-cell>
          <table:table-cell table:style-name="ce9" table:formula="of:=[.E18]" office:value-type="float" office:value="0.115951472404515" calcext:value-type="float">
            <text:p>0.12</text:p>
          </table:table-cell>
          <table:table-cell table:style-name="ce7" table:formula="of:=[.F18]+0.1" office:value-type="float" office:value="0.215951472404515" calcext:value-type="float">
            <text:p>0.22</text:p>
          </table:table-cell>
          <table:table-cell table:number-columns-repeated="2" table:style-name="ce7" office:value-type="float" office:value="0.1" calcext:value-type="float">
            <text:p>0.10</text:p>
          </table:table-cell>
          <table:table-cell table:style-name="ce7" table:formula="of:=[.G18]-[.F18]-0.1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formula="of:=RAND()" office:value-type="float" office:value="0.895356090671568" calcext:value-type="float">
            <text:p>0.895356090671568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0.23957752181935" calcext:value-type="float">
            <text:p>0.24</text:p>
          </table:table-cell>
          <table:table-cell table:style-name="ce9" table:formula="of:=[.E19]" office:value-type="float" office:value="0.23957752181935" calcext:value-type="float">
            <text:p>0.24</text:p>
          </table:table-cell>
          <table:table-cell table:style-name="ce7" table:formula="of:=[.F19]+0.1" office:value-type="float" office:value="0.33957752181935" calcext:value-type="float">
            <text:p>0.34</text:p>
          </table:table-cell>
          <table:table-cell table:number-columns-repeated="2" table:style-name="ce7" office:value-type="float" office:value="0.1" calcext:value-type="float">
            <text:p>0.10</text:p>
          </table:table-cell>
          <table:table-cell table:style-name="ce7" table:formula="of:=[.G19]-[.F19]-0.1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formula="of:=RAND()" office:value-type="float" office:value="0.692424805603803" calcext:value-type="float">
            <text:p>0.692424805603803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0.289110179922887" calcext:value-type="float">
            <text:p>0.29</text:p>
          </table:table-cell>
          <table:table-cell table:style-name="ce9" table:formula="of:=[.E20]" office:value-type="float" office:value="0.289110179922887" calcext:value-type="float">
            <text:p>0.29</text:p>
          </table:table-cell>
          <table:table-cell table:style-name="ce7" table:formula="of:=[.G19]+0.1" office:value-type="float" office:value="0.43957752181935" calcext:value-type="float">
            <text:p>0.44</text:p>
          </table:table-cell>
          <table:table-cell table:style-name="ce7" office:value-type="float" office:value="0.1" calcext:value-type="float">
            <text:p>0.10</text:p>
          </table:table-cell>
          <table:table-cell table:style-name="ce7" table:formula="of:=[.J20]+[.H20]" office:value-type="float" office:value="0.150467341896463" calcext:value-type="float">
            <text:p>0.15</text:p>
          </table:table-cell>
          <table:table-cell table:style-name="ce7" table:formula="of:=[.G20]-[.F20]-0.1" office:value-type="float" office:value="0.0504673418964629" calcext:value-type="float">
            <text:p>0.05</text:p>
          </table:table-cell>
          <table:table-cell/>
        </table:table-row>
        <table:table-row table:style-name="ro1">
          <table:table-cell/>
          <table:table-cell table:formula="of:=RAND()" office:value-type="float" office:value="0.600268905778568" calcext:value-type="float">
            <text:p>0.600268905778568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0.369230812742333" calcext:value-type="float">
            <text:p>0.37</text:p>
          </table:table-cell>
          <table:table-cell table:style-name="ce9" table:formula="of:=[.E21]" office:value-type="float" office:value="0.369230812742333" calcext:value-type="float">
            <text:p>0.37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office:value-type="float" office:value="0.1" calcext:value-type="float">
            <text:p>0.10</text:p>
          </table:table-cell>
          <table:table-cell table:style-name="ce7" table:formula="of:=[.J21]+[.H21]" office:value-type="float" office:value="0.170769187257667" calcext:value-type="float">
            <text:p>0.17</text:p>
          </table:table-cell>
          <table:table-cell table:style-name="ce7" table:formula="of:=[.G21]-[.F21]-0.1" office:value-type="float" office:value="0.070769187257667" calcext:value-type="float">
            <text:p>0.07</text:p>
          </table:table-cell>
          <table:table-cell/>
        </table:table-row>
        <table:table-row table:style-name="ro1">
          <table:table-cell/>
          <table:table-cell table:formula="of:=RAND()" office:value-type="float" office:value="0.914007650091199" calcext:value-type="float">
            <text:p>0.914007650091199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0.459328305504653" calcext:value-type="float">
            <text:p>0.46</text:p>
          </table:table-cell>
          <table:table-cell table:style-name="ce9" table:formula="of:=[.E22]" office:value-type="float" office:value="0.459328305504653" calcext:value-type="float">
            <text:p>0.46</text:p>
          </table:table-cell>
          <table:table-cell table:style-name="ce7" office:value-type="float" office:value="0.64" calcext:value-type="float">
            <text:p>0.64</text:p>
          </table:table-cell>
          <table:table-cell table:style-name="ce7" office:value-type="float" office:value="0.1" calcext:value-type="float">
            <text:p>0.10</text:p>
          </table:table-cell>
          <table:table-cell table:style-name="ce7" table:formula="of:=[.J22]+[.H22]" office:value-type="float" office:value="0.180671694495347" calcext:value-type="float">
            <text:p>0.18</text:p>
          </table:table-cell>
          <table:table-cell table:style-name="ce7" table:formula="of:=[.G22]-[.F22]-0.1" office:value-type="float" office:value="0.080671694495347" calcext:value-type="float">
            <text:p>0.08</text:p>
          </table:table-cell>
          <table:table-cell/>
        </table:table-row>
        <table:table-row table:style-name="ro1">
          <table:table-cell/>
          <table:table-cell table:formula="of:=RAND()" office:value-type="float" office:value="0.695943610051155" calcext:value-type="float">
            <text:p>0.695943610051155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0.54644739210279" calcext:value-type="float">
            <text:p>0.55</text:p>
          </table:table-cell>
          <table:table-cell table:style-name="ce9" table:formula="of:=[.E23]" office:value-type="float" office:value="0.54644739210279" calcext:value-type="float">
            <text:p>0.55</text:p>
          </table:table-cell>
          <table:table-cell table:style-name="ce7" office:value-type="float" office:value="0.74" calcext:value-type="float">
            <text:p>0.74</text:p>
          </table:table-cell>
          <table:table-cell table:style-name="ce7" office:value-type="float" office:value="0.1" calcext:value-type="float">
            <text:p>0.10</text:p>
          </table:table-cell>
          <table:table-cell table:style-name="ce7" table:formula="of:=[.J23]+[.H23]" office:value-type="float" office:value="0.19355260789721" calcext:value-type="float">
            <text:p>0.19</text:p>
          </table:table-cell>
          <table:table-cell table:style-name="ce7" table:formula="of:=[.G23]-[.F23]-0.1" office:value-type="float" office:value="0.09355260789721" calcext:value-type="float">
            <text:p>0.09</text:p>
          </table:table-cell>
          <table:table-cell/>
        </table:table-row>
        <table:table-row table:style-name="ro1">
          <table:table-cell/>
          <table:table-cell table:formula="of:=RAND()" office:value-type="float" office:value="0.834622297373411" calcext:value-type="float">
            <text:p>0.834622297373411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0.570483832240259" calcext:value-type="float">
            <text:p>0.57</text:p>
          </table:table-cell>
          <table:table-cell table:style-name="ce9" table:formula="of:=[.E24]" office:value-type="float" office:value="0.570483832240259" calcext:value-type="float">
            <text:p>0.57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1" calcext:value-type="float">
            <text:p>0.10</text:p>
          </table:table-cell>
          <table:table-cell table:style-name="ce7" table:formula="of:=[.J24]+[.H24]" office:value-type="float" office:value="0.269516167759741" calcext:value-type="float">
            <text:p>0.27</text:p>
          </table:table-cell>
          <table:table-cell table:style-name="ce7" table:formula="of:=[.G24]-[.F24]-0.1" office:value-type="float" office:value="0.169516167759741" calcext:value-type="float">
            <text:p>0.17</text:p>
          </table:table-cell>
          <table:table-cell/>
        </table:table-row>
        <table:table-row table:style-name="ro1">
          <table:table-cell/>
          <table:table-cell table:formula="of:=RAND()" office:value-type="float" office:value="0.747521141376141" calcext:value-type="float">
            <text:p>0.747521141376141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float" office:value="0.728858933977047" calcext:value-type="float">
            <text:p>0.73</text:p>
          </table:table-cell>
          <table:table-cell table:style-name="ce9" table:formula="of:=[.E25]" office:value-type="float" office:value="0.728858933977047" calcext:value-type="float">
            <text:p>0.73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1" calcext:value-type="float">
            <text:p>0.10</text:p>
          </table:table-cell>
          <table:table-cell table:style-name="ce7" table:formula="of:=[.J25]+[.H25]" office:value-type="float" office:value="0.211141066022953" calcext:value-type="float">
            <text:p>0.21</text:p>
          </table:table-cell>
          <table:table-cell table:style-name="ce7" table:formula="of:=[.G25]-[.F25]-0.1" office:value-type="float" office:value="0.111141066022953" calcext:value-type="float">
            <text:p>0.11</text:p>
          </table:table-cell>
          <table:table-cell/>
        </table:table-row>
        <table:table-row table:style-name="ro1">
          <table:table-cell/>
          <table:table-cell table:formula="of:=RAND()" office:value-type="float" office:value="0.119598640441301" calcext:value-type="float">
            <text:p>0.119598640441301</text:p>
          </table:table-cell>
          <table:table-cell/>
          <table:table-cell table:style-name="ce7"/>
          <table:table-cell table:style-name="ce7" office:value-type="float" office:value="0.918316332804643" calcext:value-type="float">
            <text:p>0.92</text:p>
          </table:table-cell>
          <table:table-cell table:style-name="ce7" table:formula="of:=[.E26]" office:value-type="float" office:value="0.918316332804643" calcext:value-type="float">
            <text:p>0.92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0.1" calcext:value-type="float">
            <text:p>0.10</text:p>
          </table:table-cell>
          <table:table-cell table:style-name="ce7" table:formula="of:=[.J26]+[.H26]" office:value-type="float" office:value="0.121683667195357" calcext:value-type="float">
            <text:p>0.12</text:p>
          </table:table-cell>
          <table:table-cell table:style-name="ce7" table:formula="of:=[.G26]-[.F26]-0.1" office:value-type="float" office:value="0.0216836671953571" calcext:value-type="float">
            <text:p>0.02</text:p>
          </table:table-cell>
          <table:table-cell/>
        </table:table-row>
        <table:table-row table:style-name="ro1">
          <table:table-cell/>
          <table:table-cell table:formula="of:=RAND()" office:value-type="float" office:value="0.0393372076955966" calcext:value-type="float">
            <text:p>0.0393372076955966</text:p>
          </table:table-cell>
          <table:table-cell/>
          <table:table-cell table:style-name="ce7"/>
          <table:table-cell table:style-name="ce7" office:value-type="float" office:value="0.996183329663372" calcext:value-type="float">
            <text:p>1.00</text:p>
          </table:table-cell>
          <table:table-cell table:style-name="ce7" table:formula="of:=[.E27]" office:value-type="float" office:value="0.996183329663372" calcext:value-type="float">
            <text:p>1.00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0.1" calcext:value-type="float">
            <text:p>0.10</text:p>
          </table:table-cell>
          <table:table-cell table:style-name="ce7" table:formula="of:=[.J27]+[.H27]" office:value-type="float" office:value="0.143816670336628" calcext:value-type="float">
            <text:p>0.14</text:p>
          </table:table-cell>
          <table:table-cell table:style-name="ce7" table:formula="of:=[.G27]-[.F27]-0.1" office:value-type="float" office:value="0.0438166703366279" calcext:value-type="float">
            <text:p>0.04</text:p>
          </table:table-cell>
          <table:table-cell/>
        </table:table-row>
        <table:table-row table:style-name="ro1">
          <table:table-cell table:number-columns-repeated="6"/>
          <table:table-cell table:style-name="ce12" office:value-type="string" calcext:value-type="string">
            <text:p>total</text:p>
          </table:table-cell>
          <table:table-cell table:style-name="ce11"/>
          <table:table-cell table:style-name="ce7" table:formula="of:=SUM([.I18:.I27])" office:value-type="float" office:value="1.64161840286137" calcext:value-type="float">
            <text:p>1.64</text:p>
          </table:table-cell>
          <table:table-cell table:style-name="ce7" table:formula="of:=SUM([.J18:.J27])" office:value-type="float" office:value="0.641618402861366" calcext:value-type="float">
            <text:p>0.64</text:p>
          </table:table-cell>
          <table:table-cell/>
        </table:table-row>
        <table:table-row table:style-name="ro1">
          <table:table-cell table:number-columns-repeated="6"/>
          <table:table-cell table:style-name="ce12" office:value-type="string" calcext:value-type="string">
            <text:p>average</text:p>
          </table:table-cell>
          <table:table-cell table:style-name="ce7"/>
          <table:table-cell table:style-name="ce7" table:formula="of:=AVERAGE([.I18:.I27])" office:value-type="float" office:value="0.164161840286137" calcext:value-type="float">
            <text:p>0.16</text:p>
          </table:table-cell>
          <table:table-cell table:style-name="ce7" table:formula="of:=AVERAGE([.J19:.J28])" office:value-type="float" office:value="0.128323680572273" calcext:value-type="float">
            <text:p>0.1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cut these, then paste “numbers-only” into a starts-at column </text:p>
          </table:table-cell>
          <table:covered-table-cell/>
          <table:table-cell table:number-columns-repeated="8"/>
        </table:table-row>
        <table:table-row table:style-name="ro1">
          <table:table-cell/>
          <table:covered-table-cell table:number-columns-repeated="2"/>
          <table:table-cell table:number-columns-repeated="8"/>
        </table:table-row>
        <table:table-row table:style-name="ro1">
          <table:table-cell/>
          <table:covered-table-cell table:number-columns-repeated="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Used to figure out where to (manually) draw the boxes in the diagrams.odg fil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4"/>
          <table:table-cell table:style-name="ce7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6" table:target-range-address="'Random Sequencer'.E18:'Random Sequencer'.E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number:number-style style:name="N0">
      <number:number number:min-integer-digits="1"/>
    </number:number-style>
    <number:number-style style:name="N118P0" style:volatile="true">
      <number:text>$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text>$</number:text>
      <number:number number:decimal-places="0" number:min-decimal-places="0" number:min-integer-digits="1" number:grouping="true"/>
    </number:number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number:min-decimal-places="4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</number:date-style>
    <number:date-style style:name="N10135" number:language="en" number:country="US">
      <number:day/>
      <number:text>-</number:text>
      <number:month number:textual="true"/>
      <number:text>-</number:text>
      <number:year/>
    </number:date-style>
    <number:date-style style:name="N10136" number:language="en" number:country="US">
      <number:day/>
      <number:text>-</number:text>
      <number:month number:textual="true"/>
    </number:date-style>
    <number:date-style style:name="N10137" number:language="en" number:country="US">
      <number:month number:textual="true"/>
      <number:text>-</number:text>
      <number:year/>
    </number:date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</number:time-style>
    <number:time-style style:name="N1014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4P0"/>
    </number:number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00-00-00</text:date>, <text:time style:data-style-name="N2" text:time-value="07:13:26.7465318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SP_20_Rank" style:display-name="PageStyle_SSP Ran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_20_Rank" style:display-name="PageStyle_DSP Ran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eader_20_Pub_20_Rank" style:display-name="PageStyle_Header Pub Ran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03T17:16:14.491535348</meta:creation-date>
    <meta:generator>LibreOffice/25.2.2.2$Linux_X86_64 LibreOffice_project/7370d4be9e3cf6031a51beef54ff3bda878e3fac</meta:generator>
    <meta:editing-duration>PT9H29M17S</meta:editing-duration>
    <meta:editing-cycles>29</meta:editing-cycles>
    <dc:title>plain spreadsheet</dc:title>
    <meta:initial-creator>David Collier-Brown</meta:initial-creator>
    <dc:date>2025-05-20T07:24:02.170100677</dc:date>
    <dc:creator>David Collier-Brown</dc:creator>
    <meta:document-statistic meta:table-count="7" meta:cell-count="1166" meta:object-count="1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in spreadsheet" xlink:href="../../../../../../.config/libreoffice/4/user/template/plain%20spreadsheet.ots" meta:date="2024-08-03T17:16:14.21965959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0059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7.467cm" svg:y="0.316cm" chart:style-name="ch2">
          <text:p>2-11</text:p>
        </chart:title>
        <chart:plot-area chart:style-name="ch3" svg:x="1.331cm" svg:y="1.275cm" svg:width="14.349cm" svg:height="6.564cm">
          <chart:coordinate-region svg:x="2.06cm" svg:y="1.475cm" svg:width="13.62cm" svg:height="5.717cm"/>
          <chart:axis chart:dimension="x" chart:name="primary-x" chart:style-name="ch4">
            <chart:title svg:x="6.48cm" svg:y="8.019cm" chart:style-name="ch5">
              <text:p><text:span text:style-name="T1">Load, Requests per Second</text:span></text:p>
            </chart:title>
          </chart:axis>
          <chart:axis chart:dimension="y" chart:name="primary-y" chart:style-name="ch6">
            <chart:title svg:x="0.451cm" svg:y="5.726cm" chart:style-name="ch7">
              <text:p><text:span text:style-name="T1">Delay, Seconds</text:span></text:p>
            </chart:title>
            <chart:grid chart:style-name="ch8" chart:class="major"/>
          </chart:axis>
          <chart:series chart:style-name="ch9" chart:values-cell-range-address="'2-10, 11  Bar and Line'.C2:'2-10, 11  Bar and Line'.C21" chart:label-cell-address="'2-10, 11  Bar and Line'.C1:'2-10, 11  Bar and Line'.C1" chart:class="chart:bar">
            <chart:data-point chart:repeated="20"/>
          </chart:series>
          <chart:series chart:style-name="ch10" chart:values-cell-range-address="'2-10, 11  Bar and Line'.D2:'2-10, 11  Bar and Line'.D21" chart:label-cell-address="'2-10, 11  Bar and Line'.D1:'2-10, 11  Bar and Line'.D1" chart:class="chart:bar">
            <chart:data-point chart:repeated="20"/>
          </chart:series>
          <chart:series chart:style-name="ch11" chart:values-cell-range-address="'2-10, 11  Bar and Line'.E2:'2-10, 11  Bar and Line'.E21" chart:label-cell-address="'2-10, 11  Bar and Line'.E1:'2-10, 11  Bar and Line'.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ed y - .1</text:p>
                <draw:g>
                  <svg:desc>'2-10, 11  Bar and Line'.C1:'2-10, 11  Bar and Line'.C1</svg:desc>
                </draw:g>
              </table:table-cell>
              <table:table-cell office:value-type="string">
                <text:p>increment</text:p>
                <draw:g>
                  <svg:desc>'2-10, 11  Bar and Line'.D1:'2-10, 11  Bar and Line'.D1</svg:desc>
                </draw:g>
              </table:table-cell>
              <table:table-cell office:value-type="string">
                <text:p>rt</text:p>
                <draw:g>
                  <svg:desc>'2-10, 11  Bar and Line'.E1:'2-10, 11  Bar and Lin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-10, 11  Bar and Line'.C2:'2-10, 11  Bar and Line'.C21</svg:desc>
                </draw:g>
              </table:table-cell>
              <table:table-cell office:value-type="float" office:value="0.1">
                <text:p>0.1</text:p>
                <draw:g>
                  <svg:desc>'2-10, 11  Bar and Line'.D2:'2-10, 11  Bar and Line'.D21</svg:desc>
                </draw:g>
              </table:table-cell>
              <table:table-cell office:value-type="float" office:value="0.1">
                <text:p>0.1</text:p>
                <draw:g>
                  <svg:desc>'2-10, 11  Bar and Line'.E2:'2-10, 11  Bar and Line'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f0059" draw:fill-color="#7f005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Ultrafine_20_Dashed" svg:stroke-width="0.1cm" svg:stroke-color="#ffb029" draw:fill-color="#ffb02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801cm" svg:height="8.944cm" xlink:href=".." xlink:type="simple" chart:class="chart:scatter" chart:style-name="ch1">
        <chart:title svg:x="7.492cm" svg:y="0.314cm" chart:style-name="ch2">
          <text:p><text:span text:style-name="T1">2-5</text:span></text:p>
        </chart:title>
        <chart:legend chart:legend-position="end" svg:x="12.908cm" svg:y="3.924cm" style:legend-expansion="high" chart:style-name="ch3"/>
        <chart:plot-area chart:style-name="ch4" svg:x="1.327cm" svg:y="1.271cm" svg:width="11.265cm" svg:height="6.514cm">
          <chart:coordinate-region svg:x="2.056cm" svg:y="1.471cm" svg:width="10.343cm" svg:height="5.667cm"/>
          <chart:axis chart:dimension="x" chart:name="primary-x" chart:style-name="ch5">
            <chart:title svg:x="4.934cm" svg:y="7.963cm" chart:style-name="ch6">
              <text:p><text:span text:style-name="T2">Load, Requests per Second</text:span></text:p>
            </chart:title>
            <chart:grid chart:style-name="ch7" chart:class="major"/>
          </chart:axis>
          <chart:axis chart:dimension="y" chart:name="primary-y" chart:style-name="ch8">
            <chart:title svg:x="0.451cm" svg:y="6.403cm" chart:style-name="ch9">
              <text:p><text:span text:style-name="T2">Response Time, Seconds</text:span></text:p>
            </chart:title>
            <chart:grid chart:style-name="ch7" chart:class="major"/>
          </chart:axis>
          <chart:series chart:style-name="ch10" chart:values-cell-range-address="'2-4, 5  textbook graphs'.B54:'2-4, 5  textbook graphs'.B73" chart:label-cell-address="'2-4, 5  textbook graphs'.B53:'2-4, 5  textbook graphs'.B53" chart:class="chart:scatter">
            <chart:domain table:cell-range-address="'2-4, 5  textbook graphs'.A54:'2-4, 5  textbook graphs'.A73"/>
            <chart:data-point chart:repeated="20"/>
          </chart:series>
          <chart:series chart:style-name="ch11" chart:values-cell-range-address="'2-4, 5  textbook graphs'.D54:'2-4, 5  textbook graphs'.D73" chart:label-cell-address="'2-4, 5  textbook graphs'.D53:'2-4, 5  textbook graphs'.D53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</text:p>
                <draw:g>
                  <svg:desc>'2-4, 5  textbook graphs'.B53:'2-4, 5  textbook graphs'.B53</svg:desc>
                </draw:g>
              </table:table-cell>
              <table:table-cell office:value-type="string">
                <text:p>Bounds</text:p>
                <draw:g>
                  <svg:desc>'2-4, 5  textbook graphs'.D53:'2-4, 5  textbook graphs'.D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-4, 5  textbook graphs'.A54:'2-4, 5  textbook graphs'.A73</svg:desc>
                </draw:g>
              </table:table-cell>
              <table:table-cell office:value-type="float" office:value="0.1">
                <text:p>0.1</text:p>
                <draw:g>
                  <svg:desc>'2-4, 5  textbook graphs'.B54:'2-4, 5  textbook graphs'.B73</svg:desc>
                </draw:g>
              </table:table-cell>
              <table:table-cell office:value-type="float" office:value="0.1">
                <text:p>0.1</text:p>
                <draw:g>
                  <svg:desc>'2-4, 5  textbook graphs'.D54:'2-4, 5  textbook graphs'.D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21782">
                <text:p>0.1217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35756">
                <text:p>0.1357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2428">
                <text:p>0.1524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72417">
                <text:p>0.1724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96465">
                <text:p>0.19646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25426">
                <text:p>0.2254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60242">
                <text:p>0.2602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0187">
                <text:p>0.301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51167">
                <text:p>0.3511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08739">
                <text:p>0.40873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74778">
                <text:p>0.47477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48953">
                <text:p>0.5489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30407">
                <text:p>0.63040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17882">
                <text:p>0.71788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09947">
                <text:p>0.80994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5236">
                <text:p>0.9052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00261">
                <text:p>1.00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01235">
                <text:p>1.101235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draw:stroke="none" svg:stroke-width="0.08cm" svg:stroke-color="#7f0059" draw:fill-color="#7f005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10.634cm" xlink:href=".." xlink:type="simple" chart:class="chart:scatter" chart:style-name="ch1">
        <chart:plot-area chart:style-name="ch2" svg:x="1.331cm" svg:y="0.212cm" svg:width="14.349cm" svg:height="9.229cm">
          <chart:coordinate-region svg:x="2.06cm" svg:y="0.411cm" svg:width="13.523cm" svg:height="8.383cm"/>
          <chart:axis chart:dimension="x" chart:name="primary-x" chart:style-name="ch3">
            <chart:title svg:x="6.771cm" svg:y="9.653cm" chart:style-name="ch4">
              <text:p><text:span text:style-name="T1">Elapsed Time, Seconds</text:span></text:p>
            </chart:title>
            <chart:grid chart:style-name="ch5" chart:class="major"/>
          </chart:axis>
          <chart:axis chart:dimension="y" chart:name="primary-y" chart:style-name="ch6">
            <chart:title svg:x="0.451cm" svg:y="5.933cm" chart:style-name="ch7">
              <text:p><text:span text:style-name="T1">Queuing Delay</text:span></text:p>
            </chart:title>
            <chart:grid chart:style-name="ch5" chart:class="major"/>
          </chart:axis>
          <chart:series chart:style-name="ch8" chart:values-cell-range-address="'Empty graph for diagrams'.B30:'Empty graph for diagrams'.B38" chart:class="chart:scatter">
            <chart:domain table:cell-range-address="'Empty graph for diagrams'.A30:'Empty graph for diagrams'.A38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Empty graph for diagrams'.A30:'Empty graph for diagrams'.A38</svg:desc>
                </draw:g>
              </table:table-cell>
              <table:table-cell office:value-type="float" office:value="0.1">
                <text:p>0.1</text:p>
                <draw:g>
                  <svg:desc>'Empty graph for diagrams'.B30:'Empty graph for diagrams'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13.235cm" xlink:href=".." xlink:type="simple" chart:class="chart:scatter" chart:style-name="ch1">
        <chart:plot-area chart:style-name="ch2" svg:x="1.331cm" svg:y="0.264cm" svg:width="14.349cm" svg:height="11.726cm">
          <chart:coordinate-region svg:x="2.251cm" svg:y="0.464cm" svg:width="13.332cm" svg:height="10.879cm"/>
          <chart:axis chart:dimension="x" chart:name="primary-x" chart:style-name="ch3">
            <chart:title svg:x="6.771cm" svg:y="12.254cm" chart:style-name="ch4">
              <text:p><text:span text:style-name="T1">Elapsed Time, Seconds</text:span></text:p>
            </chart:title>
            <chart:grid chart:style-name="ch5" chart:class="major"/>
          </chart:axis>
          <chart:axis chart:dimension="y" chart:name="primary-y" chart:style-name="ch6">
            <chart:title svg:x="0.451cm" svg:y="7.94cm" chart:style-name="ch7">
              <text:p><text:span text:style-name="T1">Queuing Delay, Seconds</text:span></text:p>
            </chart:title>
            <chart:grid chart:style-name="ch5" chart:class="major"/>
          </chart:axis>
          <chart:series chart:style-name="ch8" chart:values-cell-range-address="'Empty graph for diagrams'.B2:'Empty graph for diagrams'.B10" chart:label-cell-address="'Empty graph for diagrams'.B1:'Empty graph for diagrams'.B1" chart:class="chart:scatter">
            <chart:domain table:cell-range-address="'Empty graph for diagrams'.A2:'Empty graph for diagrams'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</text:p>
                <draw:g>
                  <svg:desc>'Empty graph for diagrams'.B1:'Empty graph for diagram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Empty graph for diagrams'.A2:'Empty graph for diagrams'.A10</svg:desc>
                </draw:g>
              </table:table-cell>
              <table:table-cell office:value-type="float" office:value="0.1">
                <text:p>0.1</text:p>
                <draw:g>
                  <svg:desc>'Empty graph for diagrams'.B2:'Empty graph for diagrams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121782">
                <text:p>0.121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135756">
                <text:p>0.135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152428">
                <text:p>0.152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172417">
                <text:p>0.172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196465">
                <text:p>0.196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225426">
                <text:p>0.225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260242">
                <text:p>0.26024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6.212cm" svg:height="14.744cm" xlink:href=".." xlink:type="simple" chart:class="chart:scatter" chart:style-name="ch1">
        <chart:plot-area chart:style-name="ch2" svg:x="1.535cm" svg:y="0.294cm" svg:width="24.153cm" svg:height="13.175cm">
          <chart:coordinate-region svg:x="2.264cm" svg:y="0.494cm" svg:width="23.327cm" svg:height="12.328cm"/>
          <chart:axis chart:dimension="x" chart:name="primary-x" chart:style-name="ch3">
            <chart:title svg:x="11.877cm" svg:y="13.763cm" chart:style-name="ch4">
              <text:p><text:span text:style-name="T1">Elapsed Time, Seconds</text:span></text:p>
            </chart:title>
            <chart:grid chart:style-name="ch5" chart:class="major"/>
          </chart:axis>
          <chart:axis chart:dimension="y" chart:name="primary-y" chart:style-name="ch6">
            <chart:title svg:x="0.451cm" svg:y="7.988cm" chart:style-name="ch7">
              <text:p><text:span text:style-name="T1">Queuing Delay</text:span></text:p>
            </chart:title>
            <chart:grid chart:style-name="ch5" chart:class="major"/>
          </chart:axis>
          <chart:series chart:style-name="ch8" chart:values-cell-range-address="'Empty graph for diagrams'.B2:'Empty graph for diagrams'.B20" chart:label-cell-address="'Empty graph for diagrams'.B1:'Empty graph for diagrams'.B1" chart:class="chart:scatter">
            <chart:domain table:cell-range-address="'Empty graph for diagrams'.A2:'Empty graph for diagrams'.A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</text:p>
                <draw:g>
                  <svg:desc>'Empty graph for diagrams'.B1:'Empty graph for diagram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Empty graph for diagrams'.A2:'Empty graph for diagrams'.A20</svg:desc>
                </draw:g>
              </table:table-cell>
              <table:table-cell office:value-type="float" office:value="0.1">
                <text:p>0.1</text:p>
                <draw:g>
                  <svg:desc>'Empty graph for diagrams'.B2:'Empty graph for diagrams'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121782">
                <text:p>0.121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135756">
                <text:p>0.135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152428">
                <text:p>0.152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172417">
                <text:p>0.172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196465">
                <text:p>0.196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225426">
                <text:p>0.225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260242">
                <text:p>0.260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30187">
                <text:p>0.30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351167">
                <text:p>0.351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408739">
                <text:p>0.408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474778">
                <text:p>0.474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548953">
                <text:p>0.548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630407">
                <text:p>0.630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717882">
                <text:p>0.7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809947">
                <text:p>0.8099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905236">
                <text:p>0.905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1.00261">
                <text:p>1.0026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005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7.467cm" svg:y="0.316cm" chart:style-name="ch2">
          <text:p><text:span text:style-name="T1">2-10</text:span></text:p>
        </chart:title>
        <chart:plot-area chart:style-name="ch3" svg:x="1.331cm" svg:y="1.275cm" svg:width="14.349cm" svg:height="6.564cm">
          <chart:coordinate-region svg:x="2.06cm" svg:y="1.475cm" svg:width="13.62cm" svg:height="5.717cm"/>
          <chart:axis chart:dimension="x" chart:name="primary-x" chart:style-name="ch4">
            <chart:title svg:x="6.48cm" svg:y="8.019cm" chart:style-name="ch5">
              <text:p><text:span text:style-name="T2">Load, Requests per Second</text:span></text:p>
            </chart:title>
          </chart:axis>
          <chart:axis chart:dimension="y" chart:name="primary-y" chart:style-name="ch6">
            <chart:title svg:x="0.451cm" svg:y="5.726cm" chart:style-name="ch7">
              <text:p><text:span text:style-name="T2">Delay, Seconds</text:span></text:p>
            </chart:title>
            <chart:grid chart:style-name="ch8" chart:class="major"/>
          </chart:axis>
          <chart:series chart:style-name="ch9" chart:values-cell-range-address="'2-10, 11  Bar and Line'.C2:'2-10, 11  Bar and Line'.C21" chart:label-cell-address="'2-10, 11  Bar and Line'.C1:'2-10, 11  Bar and Line'.C1" chart:class="chart:bar">
            <chart:data-point chart:repeated="20"/>
          </chart:series>
          <chart:series chart:style-name="ch10" chart:values-cell-range-address="'2-10, 11  Bar and Line'.D2:'2-10, 11  Bar and Line'.D21" chart:label-cell-address="'2-10, 11  Bar and Line'.D1:'2-10, 11  Bar and Line'.D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ed y - .1</text:p>
                <draw:g>
                  <svg:desc>'2-10, 11  Bar and Line'.C1:'2-10, 11  Bar and Line'.C1</svg:desc>
                </draw:g>
              </table:table-cell>
              <table:table-cell office:value-type="string">
                <text:p>increment</text:p>
                <draw:g>
                  <svg:desc>'2-10, 11  Bar and Line'.D1:'2-10, 11  Bar and Lin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-10, 11  Bar and Line'.C2:'2-10, 11  Bar and Line'.C21</svg:desc>
                </draw:g>
              </table:table-cell>
              <table:table-cell office:value-type="float" office:value="0.1">
                <text:p>0.1</text:p>
                <draw:g>
                  <svg:desc>'2-10, 11  Bar and Line'.D2:'2-10, 11  Bar and Line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8.684cm" svg:height="4.885cm" xlink:href=".." xlink:type="simple" chart:class="chart:scatter" chart:style-name="ch1">
        <chart:legend chart:legend-position="end" svg:x="5.581cm" svg:y="2.143cm" style:legend-expansion="high" chart:style-name="ch2"/>
        <chart:plot-area chart:style-name="ch3" svg:x="1.184cm" svg:y="0.097cm" svg:width="4.224cm" svg:height="3.71cm">
          <chart:coordinate-region svg:x="1.818cm" svg:y="0.296cm" svg:width="3.397cm" svg:height="2.864cm"/>
          <chart:axis chart:dimension="x" chart:name="primary-x" chart:style-name="ch4">
            <chart:title svg:x="1.35cm" svg:y="3.904cm" chart:style-name="ch5">
              <text:p><text:span text:style-name="T1">Load, Request per Second</text:span></text:p>
            </chart:title>
          </chart:axis>
          <chart:axis chart:dimension="y" chart:name="primary-y" chart:style-name="ch6">
            <chart:title svg:x="0.451cm" svg:y="3.218cm" chart:style-name="ch7">
              <text:p><text:span text:style-name="T1">Throughput, TPS</text:span></text:p>
            </chart:title>
            <chart:grid chart:style-name="ch8" chart:class="major"/>
          </chart:axis>
          <chart:series chart:style-name="ch9" chart:values-cell-range-address="'Simple pdq'.B4:'Simple pdq'.B13" chart:label-cell-address="'Simple pdq'.B3:'Simple pdq'.B3" chart:class="chart:scatter">
            <chart:domain table:cell-range-address="'Simple pdq'.A4:'Simple pdq'.A1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Simple pdq'.B3:'Simple pdq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mple pdq'.A4:'Simple pdq'.A13</svg:desc>
                </draw:g>
              </table:table-cell>
              <table:table-cell office:value-type="float" office:value="1">
                <text:p>1</text:p>
                <draw:g>
                  <svg:desc>'Simple pdq'.B4:'Simple pdq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0198">
                <text:p>1.980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36047">
                <text:p>2.936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61914">
                <text:p>3.861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75092">
                <text:p>4.75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94838">
                <text:p>5.594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384155">
                <text:p>6.384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108419">
                <text:p>7.108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757">
                <text:p>7.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320368">
                <text:p>8.3203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97cm" svg:y="3.205cm" style:legend-expansion="high" chart:style-name="ch2"/>
        <chart:plot-area chart:style-name="ch3" svg:x="0.32cm" svg:y="0.18cm" svg:width="12.257cm" svg:height="8.64cm">
          <chart:coordinate-region svg:x="0.954cm" svg:y="0.379cm" svg:width="11.4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-13   using your knowledge'.F43:'2-13   using your knowledge'.F52" chart:label-cell-address="'2-13   using your knowledge'.F42:'2-13   using your knowledge'.F42" chart:class="chart:scatter">
            <chart:domain table:cell-range-address="'2-13   using your knowledge'.E43:'2-13   using your knowledge'.E52"/>
            <chart:data-point chart:repeated="10"/>
          </chart:series>
          <chart:series chart:style-name="ch8" chart:values-cell-range-address="'2-13   using your knowledge'.G43:'2-13   using your knowledge'.G52" chart:label-cell-address="'2-13   using your knowledge'.G42:'2-13   using your knowledge'.G42" chart:class="chart:scatter">
            <chart:data-point chart:repeated="10"/>
          </chart:series>
          <chart:series chart:style-name="ch9" chart:values-cell-range-address="'2-13   using your knowledge'.H43:'2-13   using your knowledge'.H52" chart:label-cell-address="'2-13   using your knowledge'.H42:'2-13   using your knowledge'.H42" chart:class="chart:scatter">
            <chart:data-point chart:repeated="10"/>
          </chart:series>
          <chart:series chart:style-name="ch10" chart:values-cell-range-address="'2-13   using your knowledge'.I43:'2-13   using your knowledge'.I52" chart:label-cell-address="'2-13   using your knowledge'.I42:'2-13   using your knowledge'.I42" chart:class="chart:scatter">
            <chart:data-point chart:repeated="10"/>
          </chart:series>
          <chart:series chart:style-name="ch11" chart:values-cell-range-address="'2-13   using your knowledge'.J43:'2-13   using your knowledge'.J52" chart:label-cell-address="'2-13   using your knowledge'.J42:'2-13   using your knowledge'.J42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hroughput</text:p>
                <draw:g>
                  <svg:desc>'2-13   using your knowledge'.F42:'2-13   using your knowledge'.F42</svg:desc>
                </draw:g>
              </table:table-cell>
              <table:table-cell office:value-type="string">
                <text:p>Utilization</text:p>
                <draw:g>
                  <svg:desc>'2-13   using your knowledge'.G42:'2-13   using your knowledge'.G42</svg:desc>
                </draw:g>
              </table:table-cell>
              <table:table-cell office:value-type="string">
                <text:p>QueueLen</text:p>
                <draw:g>
                  <svg:desc>'2-13   using your knowledge'.H42:'2-13   using your knowledge'.H42</svg:desc>
                </draw:g>
              </table:table-cell>
              <table:table-cell office:value-type="string">
                <text:p>Residence</text:p>
                <draw:g>
                  <svg:desc>'2-13   using your knowledge'.I42:'2-13   using your knowledge'.I42</svg:desc>
                </draw:g>
              </table:table-cell>
              <table:table-cell office:value-type="string">
                <text:p>Response</text:p>
                <draw:g>
                  <svg:desc>'2-13   using your knowledge'.J42:'2-13   using your knowledge'.J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-13   using your knowledge'.E43:'2-13   using your knowledge'.E52</svg:desc>
                </draw:g>
              </table:table-cell>
              <table:table-cell office:value-type="float" office:value="1">
                <text:p>1</text:p>
                <draw:g>
                  <svg:desc>'2-13   using your knowledge'.F43:'2-13   using your knowledge'.F52</svg:desc>
                </draw:g>
              </table:table-cell>
              <table:table-cell office:value-type="float" office:value="0.1">
                <text:p>0.1</text:p>
                <draw:g>
                  <svg:desc>'2-13   using your knowledge'.G43:'2-13   using your knowledge'.G52</svg:desc>
                </draw:g>
              </table:table-cell>
              <table:table-cell office:value-type="float" office:value="0.1">
                <text:p>0.1</text:p>
                <draw:g>
                  <svg:desc>'2-13   using your knowledge'.H43:'2-13   using your knowledge'.H52</svg:desc>
                </draw:g>
              </table:table-cell>
              <table:table-cell office:value-type="float" office:value="0.1">
                <text:p>0.1</text:p>
                <draw:g>
                  <svg:desc>'2-13   using your knowledge'.I43:'2-13   using your knowledge'.I52</svg:desc>
                </draw:g>
              </table:table-cell>
              <table:table-cell office:value-type="float" office:value="0.1">
                <text:p>0.1</text:p>
                <draw:g>
                  <svg:desc>'2-13   using your knowledge'.J43:'2-13   using your knowledge'.J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936047">
                <text:p>2.936047</text:p>
              </table:table-cell>
              <table:table-cell office:value-type="float" office:value="0.293605">
                <text:p>0.293605</text:p>
              </table:table-cell>
              <table:table-cell office:value-type="float" office:value="0.357558">
                <text:p>0.357558</text:p>
              </table:table-cell>
              <table:table-cell office:value-type="float" office:value="0.121782">
                <text:p>0.121782</text:p>
              </table:table-cell>
              <table:table-cell office:value-type="float" office:value="0.121782">
                <text:p>0.121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75092">
                <text:p>4.75092</text:p>
              </table:table-cell>
              <table:table-cell office:value-type="float" office:value="0.475092">
                <text:p>0.475092</text:p>
              </table:table-cell>
              <table:table-cell office:value-type="float" office:value="0.724172">
                <text:p>0.724172</text:p>
              </table:table-cell>
              <table:table-cell office:value-type="float" office:value="0.152428">
                <text:p>0.152428</text:p>
              </table:table-cell>
              <table:table-cell office:value-type="float" office:value="0.152428">
                <text:p>0.152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.384155">
                <text:p>6.384155</text:p>
              </table:table-cell>
              <table:table-cell office:value-type="float" office:value="0.638415">
                <text:p>0.638415</text:p>
              </table:table-cell>
              <table:table-cell office:value-type="float" office:value="1.254261">
                <text:p>1.254261</text:p>
              </table:table-cell>
              <table:table-cell office:value-type="float" office:value="0.196465">
                <text:p>0.196465</text:p>
              </table:table-cell>
              <table:table-cell office:value-type="float" office:value="0.196465">
                <text:p>0.196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.757">
                <text:p>7.757</text:p>
              </table:table-cell>
              <table:table-cell office:value-type="float" office:value="0.7757">
                <text:p>0.7757</text:p>
              </table:table-cell>
              <table:table-cell office:value-type="float" office:value="2.0187">
                <text:p>2.0187</text:p>
              </table:table-cell>
              <table:table-cell office:value-type="float" office:value="0.260242">
                <text:p>0.260242</text:p>
              </table:table-cell>
              <table:table-cell office:value-type="float" office:value="0.260242">
                <text:p>0.260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.791793">
                <text:p>8.791793</text:p>
              </table:table-cell>
              <table:table-cell office:value-type="float" office:value="0.879179">
                <text:p>0.879179</text:p>
              </table:table-cell>
              <table:table-cell office:value-type="float" office:value="3.087387">
                <text:p>3.087387</text:p>
              </table:table-cell>
              <table:table-cell office:value-type="float" office:value="0.351167">
                <text:p>0.351167</text:p>
              </table:table-cell>
              <table:table-cell office:value-type="float" office:value="0.351167">
                <text:p>0.351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9.456073">
                <text:p>9.456073</text:p>
              </table:table-cell>
              <table:table-cell office:value-type="float" office:value="0.945607">
                <text:p>0.945607</text:p>
              </table:table-cell>
              <table:table-cell office:value-type="float" office:value="4.489535">
                <text:p>4.489535</text:p>
              </table:table-cell>
              <table:table-cell office:value-type="float" office:value="0.474778">
                <text:p>0.474778</text:p>
              </table:table-cell>
              <table:table-cell office:value-type="float" office:value="0.474778">
                <text:p>0.474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.801315">
                <text:p>9.801315</text:p>
              </table:table-cell>
              <table:table-cell office:value-type="float" office:value="0.980132">
                <text:p>0.980132</text:p>
              </table:table-cell>
              <table:table-cell office:value-type="float" office:value="6.178816">
                <text:p>6.178816</text:p>
              </table:table-cell>
              <table:table-cell office:value-type="float" office:value="0.630407">
                <text:p>0.630407</text:p>
              </table:table-cell>
              <table:table-cell office:value-type="float" office:value="0.630407">
                <text:p>0.630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9.941827">
                <text:p>9.941827</text:p>
              </table:table-cell>
              <table:table-cell office:value-type="float" office:value="0.994183">
                <text:p>0.994183</text:p>
              </table:table-cell>
              <table:table-cell office:value-type="float" office:value="8.052356">
                <text:p>8.052356</text:p>
              </table:table-cell>
              <table:table-cell office:value-type="float" office:value="0.809947">
                <text:p>0.809947</text:p>
              </table:table-cell>
              <table:table-cell office:value-type="float" office:value="0.809947">
                <text:p>0.809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9.986281">
                <text:p>9.986281</text:p>
              </table:table-cell>
              <table:table-cell office:value-type="float" office:value="0.998628">
                <text:p>0.998628</text:p>
              </table:table-cell>
              <table:table-cell office:value-type="float" office:value="10.012347">
                <text:p>10.012347</text:p>
              </table:table-cell>
              <table:table-cell office:value-type="float" office:value="1.00261">
                <text:p>1.00261</text:p>
              </table:table-cell>
              <table:table-cell office:value-type="float" office:value="1.00261">
                <text:p>1.002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97cm" svg:y="3.205cm" style:legend-expansion="high" chart:style-name="ch2"/>
        <chart:plot-area chart:style-name="ch3" svg:x="0.32cm" svg:y="0.18cm" svg:width="12.257cm" svg:height="8.64cm">
          <chart:coordinate-region svg:x="0.954cm" svg:y="0.379cm" svg:width="11.4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-13   using your knowledge'.F57:'2-13   using your knowledge'.F66" chart:label-cell-address="'2-13   using your knowledge'.F56:'2-13   using your knowledge'.F56" chart:class="chart:scatter">
            <chart:domain table:cell-range-address="'2-13   using your knowledge'.E57:'2-13   using your knowledge'.E66"/>
            <chart:data-point chart:repeated="10"/>
          </chart:series>
          <chart:series chart:style-name="ch8" chart:values-cell-range-address="'2-13   using your knowledge'.G57:'2-13   using your knowledge'.G66" chart:label-cell-address="'2-13   using your knowledge'.G56:'2-13   using your knowledge'.G56" chart:class="chart:scatter">
            <chart:data-point chart:repeated="10"/>
          </chart:series>
          <chart:series chart:style-name="ch9" chart:values-cell-range-address="'2-13   using your knowledge'.H57:'2-13   using your knowledge'.H66" chart:label-cell-address="'2-13   using your knowledge'.H56:'2-13   using your knowledge'.H56" chart:class="chart:scatter">
            <chart:data-point chart:repeated="10"/>
          </chart:series>
          <chart:series chart:style-name="ch10" chart:values-cell-range-address="'2-13   using your knowledge'.I57:'2-13   using your knowledge'.I66" chart:label-cell-address="'2-13   using your knowledge'.I56:'2-13   using your knowledge'.I56" chart:class="chart:scatter">
            <chart:data-point chart:repeated="10"/>
          </chart:series>
          <chart:series chart:style-name="ch11" chart:values-cell-range-address="'2-13   using your knowledge'.J57:'2-13   using your knowledge'.J66" chart:label-cell-address="'2-13   using your knowledge'.J56:'2-13   using your knowledge'.J56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hroughput</text:p>
                <draw:g>
                  <svg:desc>'2-13   using your knowledge'.F56:'2-13   using your knowledge'.F56</svg:desc>
                </draw:g>
              </table:table-cell>
              <table:table-cell office:value-type="string">
                <text:p>Utilization</text:p>
                <draw:g>
                  <svg:desc>'2-13   using your knowledge'.G56:'2-13   using your knowledge'.G56</svg:desc>
                </draw:g>
              </table:table-cell>
              <table:table-cell office:value-type="string">
                <text:p>QueueLen</text:p>
                <draw:g>
                  <svg:desc>'2-13   using your knowledge'.H56:'2-13   using your knowledge'.H56</svg:desc>
                </draw:g>
              </table:table-cell>
              <table:table-cell office:value-type="string">
                <text:p>Residence</text:p>
                <draw:g>
                  <svg:desc>'2-13   using your knowledge'.I56:'2-13   using your knowledge'.I56</svg:desc>
                </draw:g>
              </table:table-cell>
              <table:table-cell office:value-type="string">
                <text:p>Response</text:p>
                <draw:g>
                  <svg:desc>'2-13   using your knowledge'.J56:'2-13   using your knowledge'.J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-13   using your knowledge'.E57:'2-13   using your knowledge'.E66</svg:desc>
                </draw:g>
              </table:table-cell>
              <table:table-cell office:value-type="float" office:value="1">
                <text:p>1</text:p>
                <draw:g>
                  <svg:desc>'2-13   using your knowledge'.F57:'2-13   using your knowledge'.F66</svg:desc>
                </draw:g>
              </table:table-cell>
              <table:table-cell office:value-type="float" office:value="0.15">
                <text:p>0.15</text:p>
                <draw:g>
                  <svg:desc>'2-13   using your knowledge'.G57:'2-13   using your knowledge'.G66</svg:desc>
                </draw:g>
              </table:table-cell>
              <table:table-cell office:value-type="float" office:value="0.15">
                <text:p>0.15</text:p>
                <draw:g>
                  <svg:desc>'2-13   using your knowledge'.H57:'2-13   using your knowledge'.H66</svg:desc>
                </draw:g>
              </table:table-cell>
              <table:table-cell office:value-type="float" office:value="0.15">
                <text:p>0.15</text:p>
                <draw:g>
                  <svg:desc>'2-13   using your knowledge'.I57:'2-13   using your knowledge'.I66</svg:desc>
                </draw:g>
              </table:table-cell>
              <table:table-cell office:value-type="float" office:value="0.15">
                <text:p>0.15</text:p>
                <draw:g>
                  <svg:desc>'2-13   using your knowledge'.J57:'2-13   using your knowledge'.J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855481">
                <text:p>2.855481</text:p>
              </table:table-cell>
              <table:table-cell office:value-type="float" office:value="0.428322">
                <text:p>0.428322</text:p>
              </table:table-cell>
              <table:table-cell office:value-type="float" office:value="0.572842">
                <text:p>0.572842</text:p>
              </table:table-cell>
              <table:table-cell office:value-type="float" office:value="0.200611">
                <text:p>0.200611</text:p>
              </table:table-cell>
              <table:table-cell office:value-type="float" office:value="0.200611">
                <text:p>0.200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42339">
                <text:p>4.42339</text:p>
              </table:table-cell>
              <table:table-cell office:value-type="float" office:value="0.663508">
                <text:p>0.663508</text:p>
              </table:table-cell>
              <table:table-cell office:value-type="float" office:value="1.240119">
                <text:p>1.240119</text:p>
              </table:table-cell>
              <table:table-cell office:value-type="float" office:value="0.280355">
                <text:p>0.280355</text:p>
              </table:table-cell>
              <table:table-cell office:value-type="float" office:value="0.280355">
                <text:p>0.280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.577759">
                <text:p>5.577759</text:p>
              </table:table-cell>
              <table:table-cell office:value-type="float" office:value="0.836664">
                <text:p>0.836664</text:p>
              </table:table-cell>
              <table:table-cell office:value-type="float" office:value="2.258905">
                <text:p>2.258905</text:p>
              </table:table-cell>
              <table:table-cell office:value-type="float" office:value="0.404984">
                <text:p>0.404984</text:p>
              </table:table-cell>
              <table:table-cell office:value-type="float" office:value="0.404984">
                <text:p>0.404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.258066">
                <text:p>6.258066</text:p>
              </table:table-cell>
              <table:table-cell office:value-type="float" office:value="0.93871">
                <text:p>0.93871</text:p>
              </table:table-cell>
              <table:table-cell office:value-type="float" office:value="3.680644">
                <text:p>3.680644</text:p>
              </table:table-cell>
              <table:table-cell office:value-type="float" office:value="0.588144">
                <text:p>0.588144</text:p>
              </table:table-cell>
              <table:table-cell office:value-type="float" office:value="0.588144">
                <text:p>0.588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.553351">
                <text:p>6.553351</text:p>
              </table:table-cell>
              <table:table-cell office:value-type="float" office:value="0.983003">
                <text:p>0.983003</text:p>
              </table:table-cell>
              <table:table-cell office:value-type="float" office:value="5.429651">
                <text:p>5.429651</text:p>
              </table:table-cell>
              <table:table-cell office:value-type="float" office:value="0.828531">
                <text:p>0.828531</text:p>
              </table:table-cell>
              <table:table-cell office:value-type="float" office:value="0.828531">
                <text:p>0.828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6.643608">
                <text:p>6.643608</text:p>
              </table:table-cell>
              <table:table-cell office:value-type="float" office:value="0.996541">
                <text:p>0.996541</text:p>
              </table:table-cell>
              <table:table-cell office:value-type="float" office:value="7.352934">
                <text:p>7.352934</text:p>
              </table:table-cell>
              <table:table-cell office:value-type="float" office:value="1.106768">
                <text:p>1.106768</text:p>
              </table:table-cell>
              <table:table-cell office:value-type="float" office:value="1.106768">
                <text:p>1.106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.663147">
                <text:p>6.663147</text:p>
              </table:table-cell>
              <table:table-cell office:value-type="float" office:value="0.999472">
                <text:p>0.999472</text:p>
              </table:table-cell>
              <table:table-cell office:value-type="float" office:value="9.336325">
                <text:p>9.336325</text:p>
              </table:table-cell>
              <table:table-cell office:value-type="float" office:value="1.401188">
                <text:p>1.401188</text:p>
              </table:table-cell>
              <table:table-cell office:value-type="float" office:value="1.401188">
                <text:p>1.401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6.666251">
                <text:p>6.666251</text:p>
              </table:table-cell>
              <table:table-cell office:value-type="float" office:value="0.999938">
                <text:p>0.999938</text:p>
              </table:table-cell>
              <table:table-cell office:value-type="float" office:value="11.333686">
                <text:p>11.333686</text:p>
              </table:table-cell>
              <table:table-cell office:value-type="float" office:value="1.700159">
                <text:p>1.700159</text:p>
              </table:table-cell>
              <table:table-cell office:value-type="float" office:value="1.700159">
                <text:p>1.700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.666628">
                <text:p>6.666628</text:p>
              </table:table-cell>
              <table:table-cell office:value-type="float" office:value="0.999994">
                <text:p>0.999994</text:p>
              </table:table-cell>
              <table:table-cell office:value-type="float" office:value="13.333366">
                <text:p>13.333366</text:p>
              </table:table-cell>
              <table:table-cell office:value-type="float" office:value="2.000017">
                <text:p>2.000017</text:p>
              </table:table-cell>
              <table:table-cell office:value-type="float" office:value="2.000017">
                <text:p>2.0000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f0059" draw:fill-color="#7f005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f0059" draw:fill-color="#7f005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7.467cm" svg:y="0.316cm" chart:style-name="ch2">
          <text:p>2-13</text:p>
        </chart:title>
        <chart:legend chart:legend-position="end" svg:x="12.728cm" svg:y="3.952cm" style:legend-expansion="high" chart:style-name="ch3"/>
        <chart:plot-area chart:style-name="ch4" svg:x="1.331cm" svg:y="1.275cm" svg:width="11.077cm" svg:height="6.564cm">
          <chart:coordinate-region svg:x="1.965cm" svg:y="1.474cm" svg:width="10.251cm" svg:height="5.718cm"/>
          <chart:axis chart:dimension="x" chart:name="primary-x" chart:style-name="ch5">
            <chart:title svg:x="4.844cm" svg:y="8.019cm" chart:style-name="ch6">
              <text:p><text:span text:style-name="T1">Load, Requests per Second</text:span></text:p>
            </chart:title>
            <chart:grid chart:style-name="ch7" chart:class="major"/>
          </chart:axis>
          <chart:axis chart:dimension="y" chart:name="primary-y" chart:style-name="ch8">
            <chart:title svg:x="0.451cm" svg:y="7.853cm" chart:style-name="ch9">
              <text:p><text:span text:style-name="T2">Throughput, Completed Requests per Second</text:span></text:p>
            </chart:title>
            <chart:grid chart:style-name="ch7" chart:class="major"/>
          </chart:axis>
          <chart:series chart:style-name="ch10" chart:values-cell-range-address="'2-13   using your knowledge'.B14:'2-13   using your knowledge'.B22" chart:label-cell-address="'2-13   using your knowledge'.B13:'2-13   using your knowledge'.B13" chart:class="chart:scatter">
            <chart:domain table:cell-range-address="'2-13   using your knowledge'.A14:'2-13   using your knowledge'.A22"/>
            <chart:data-point chart:repeated="9"/>
          </chart:series>
          <chart:series chart:style-name="ch11" chart:values-cell-range-address="'2-13   using your knowledge'.C14:'2-13   using your knowledge'.C22" chart:label-cell-address="'2-13   using your knowledge'.C13:'2-13   using your knowledge'.C13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50 ms</text:p>
                <draw:g>
                  <svg:desc>'2-13   using your knowledge'.B13:'2-13   using your knowledge'.B13</svg:desc>
                </draw:g>
              </table:table-cell>
              <table:table-cell office:value-type="string">
                <text:p>100 ms</text:p>
                <draw:g>
                  <svg:desc>'2-13   using your knowledge'.C13:'2-13   using your knowledge'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-13   using your knowledge'.A14:'2-13   using your knowledge'.A22</svg:desc>
                </draw:g>
              </table:table-cell>
              <table:table-cell office:value-type="float" office:value="1">
                <text:p>1</text:p>
                <draw:g>
                  <svg:desc>'2-13   using your knowledge'.B14:'2-13   using your knowledge'.B22</svg:desc>
                </draw:g>
              </table:table-cell>
              <table:table-cell office:value-type="float" office:value="1">
                <text:p>1</text:p>
                <draw:g>
                  <svg:desc>'2-13   using your knowledge'.C14:'2-13   using your knowledge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855481">
                <text:p>2.855481</text:p>
              </table:table-cell>
              <table:table-cell office:value-type="float" office:value="2.936047">
                <text:p>2.936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42339">
                <text:p>4.42339</text:p>
              </table:table-cell>
              <table:table-cell office:value-type="float" office:value="4.75092">
                <text:p>4.75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.577759">
                <text:p>5.577759</text:p>
              </table:table-cell>
              <table:table-cell office:value-type="float" office:value="6.384155">
                <text:p>6.384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.258066">
                <text:p>6.258066</text:p>
              </table:table-cell>
              <table:table-cell office:value-type="float" office:value="7.757">
                <text:p>7.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.553351">
                <text:p>6.553351</text:p>
              </table:table-cell>
              <table:table-cell office:value-type="float" office:value="8.791793">
                <text:p>8.791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6.643608">
                <text:p>6.643608</text:p>
              </table:table-cell>
              <table:table-cell office:value-type="float" office:value="9.456073">
                <text:p>9.456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.663147">
                <text:p>6.663147</text:p>
              </table:table-cell>
              <table:table-cell office:value-type="float" office:value="9.801315">
                <text:p>9.801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6.666251">
                <text:p>6.666251</text:p>
              </table:table-cell>
              <table:table-cell office:value-type="float" office:value="9.941827">
                <text:p>9.9418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7f0059" draw:fill-color="#7f005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f0059" draw:fill-color="#7f005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101cm" svg:height="9.057cm" xlink:href=".." xlink:type="simple" chart:class="chart:scatter" chart:style-name="ch1">
        <chart:legend chart:legend-position="end" svg:x="12.829cm" svg:y="3.98cm" style:legend-expansion="high" chart:style-name="ch2"/>
        <chart:plot-area chart:style-name="ch3" svg:x="1.333cm" svg:y="0.181cm" svg:width="11.174cm" svg:height="7.714cm">
          <chart:coordinate-region svg:x="2.062cm" svg:y="0.38cm" svg:width="10.253cm" svg:height="6.868cm"/>
          <chart:axis chart:dimension="x" chart:name="primary-x" chart:style-name="ch4">
            <chart:title svg:x="4.895cm" svg:y="8.076cm" chart:style-name="ch5">
              <text:p><text:span text:style-name="T1">Load, Requests per Second</text:span></text:p>
            </chart:title>
            <chart:grid chart:style-name="ch6" chart:class="major"/>
          </chart:axis>
          <chart:axis chart:dimension="y" chart:name="primary-y" chart:style-name="ch7">
            <chart:title svg:x="0.451cm" svg:y="5.913cm" chart:style-name="ch8">
              <text:p><text:span text:style-name="T1">Response Time, Seconds</text:span></text:p>
            </chart:title>
            <chart:grid chart:style-name="ch6" chart:class="major"/>
          </chart:axis>
          <chart:series chart:style-name="ch9" chart:values-cell-range-address="'2-13   using your knowledge'.B26:'2-13   using your knowledge'.B34" chart:label-cell-address="'2-13   using your knowledge'.B25:'2-13   using your knowledge'.B25" chart:class="chart:scatter">
            <chart:domain table:cell-range-address="'2-13   using your knowledge'.A26:'2-13   using your knowledge'.A34"/>
            <chart:data-point chart:repeated="9"/>
          </chart:series>
          <chart:series chart:style-name="ch10" chart:values-cell-range-address="'2-13   using your knowledge'.C26:'2-13   using your knowledge'.C34" chart:label-cell-address="'2-13   using your knowledge'.C25:'2-13   using your knowledge'.C25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50 ms</text:p>
                <draw:g>
                  <svg:desc>'2-13   using your knowledge'.B25:'2-13   using your knowledge'.B25</svg:desc>
                </draw:g>
              </table:table-cell>
              <table:table-cell office:value-type="string">
                <text:p>100 ms</text:p>
                <draw:g>
                  <svg:desc>'2-13   using your knowledge'.C25:'2-13   using your knowledge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-13   using your knowledge'.A26:'2-13   using your knowledge'.A34</svg:desc>
                </draw:g>
              </table:table-cell>
              <table:table-cell office:value-type="float" office:value="0.15">
                <text:p>0.15</text:p>
                <draw:g>
                  <svg:desc>'2-13   using your knowledge'.B26:'2-13   using your knowledge'.B34</svg:desc>
                </draw:g>
              </table:table-cell>
              <table:table-cell office:value-type="float" office:value="0.1">
                <text:p>0.1</text:p>
                <draw:g>
                  <svg:desc>'2-13   using your knowledge'.C26:'2-13   using your knowledge'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00611">
                <text:p>0.200611</text:p>
              </table:table-cell>
              <table:table-cell office:value-type="float" office:value="0.121782">
                <text:p>0.121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80355">
                <text:p>0.280355</text:p>
              </table:table-cell>
              <table:table-cell office:value-type="float" office:value="0.152428">
                <text:p>0.152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04984">
                <text:p>0.404984</text:p>
              </table:table-cell>
              <table:table-cell office:value-type="float" office:value="0.196465">
                <text:p>0.196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88144">
                <text:p>0.588144</text:p>
              </table:table-cell>
              <table:table-cell office:value-type="float" office:value="0.260242">
                <text:p>0.260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28531">
                <text:p>0.828531</text:p>
              </table:table-cell>
              <table:table-cell office:value-type="float" office:value="0.351167">
                <text:p>0.351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106768">
                <text:p>1.106768</text:p>
              </table:table-cell>
              <table:table-cell office:value-type="float" office:value="0.474778">
                <text:p>0.474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01188">
                <text:p>1.401188</text:p>
              </table:table-cell>
              <table:table-cell office:value-type="float" office:value="0.630407">
                <text:p>0.630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700159">
                <text:p>1.700159</text:p>
              </table:table-cell>
              <table:table-cell office:value-type="float" office:value="0.809947">
                <text:p>0.8099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8.39cm" svg:height="4.72cm" xlink:href=".." xlink:type="simple" chart:class="chart:scatter" chart:style-name="ch1">
        <chart:legend chart:legend-position="end" svg:x="5.211cm" svg:y="1.862cm" style:legend-expansion="high" chart:style-name="ch2"/>
        <chart:plot-area chart:style-name="ch3" svg:x="1.178cm" svg:y="0.094cm" svg:width="3.866cm" svg:height="3.551cm">
          <chart:coordinate-region svg:x="1.907cm" svg:y="0.294cm" svg:width="2.944cm" svg:height="2.704cm"/>
          <chart:axis chart:dimension="x" chart:name="primary-x" chart:style-name="ch4">
            <chart:title svg:x="1.086cm" svg:y="3.739cm" chart:style-name="ch5">
              <text:p><text:span text:style-name="T1">Load, Requests per Second</text:span></text:p>
            </chart:title>
          </chart:axis>
          <chart:axis chart:dimension="y" chart:name="primary-y" chart:style-name="ch6">
            <chart:title svg:x="0.451cm" svg:y="3.75cm" chart:style-name="ch7">
              <text:p><text:span text:style-name="T1">Response Time, Seconds</text:span></text:p>
            </chart:title>
            <chart:grid chart:style-name="ch8" chart:class="major"/>
          </chart:axis>
          <chart:series chart:style-name="ch9" chart:values-cell-range-address="'Simple pdq'.F4:'Simple pdq'.F13" chart:label-cell-address="'Simple pdq'.F3:'Simple pdq'.F3" chart:class="chart:scatter">
            <chart:domain table:cell-range-address="'Simple pdq'.A4:'Simple pdq'.A1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    Time</text:p>
                <draw:g>
                  <svg:desc>'Simple pdq'.F3:'Simple pdq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mple pdq'.A4:'Simple pdq'.A13</svg:desc>
                </draw:g>
              </table:table-cell>
              <table:table-cell office:value-type="float" office:value="0.1">
                <text:p>0.1</text:p>
                <draw:g>
                  <svg:desc>'Simple pdq'.F4:'Simple pdq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21782">
                <text:p>0.121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35756">
                <text:p>0.135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2428">
                <text:p>0.152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72417">
                <text:p>0.172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96465">
                <text:p>0.196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25426">
                <text:p>0.225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60242">
                <text:p>0.260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0187">
                <text:p>0.301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f0059" draw:fill-color="#7f005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Ultrafine_20_Dashed" svg:stroke-width="0.1cm" svg:stroke-color="#ffb029" draw:fill-color="#ffb02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339cm" svg:height="9.19cm" xlink:href=".." xlink:type="simple" chart:class="chart:scatter" chart:style-name="ch1">
        <chart:title svg:x="7.761cm" svg:y="0.319cm" chart:style-name="ch2">
          <text:p><text:span text:style-name="T1">2-4</text:span></text:p>
        </chart:title>
        <chart:legend chart:legend-position="end" svg:x="13.236cm" svg:y="4.047cm" style:legend-expansion="high" chart:style-name="ch3"/>
        <chart:plot-area chart:style-name="ch4" svg:x="1.337cm" svg:y="1.281cm" svg:width="11.573cm" svg:height="6.745cm">
          <chart:coordinate-region svg:x="1.971cm" svg:y="1.48cm" svg:width="10.746cm" svg:height="5.899cm"/>
          <chart:axis chart:dimension="x" chart:name="primary-x" chart:style-name="ch5">
            <chart:title svg:x="5.098cm" svg:y="8.209cm" chart:style-name="ch6">
              <text:p><text:span text:style-name="T2">Load, Requests per Second</text:span></text:p>
            </chart:title>
            <chart:grid chart:style-name="ch7" chart:class="major"/>
          </chart:axis>
          <chart:axis chart:dimension="y" chart:name="primary-y" chart:style-name="ch8">
            <chart:title svg:x="0.44cm" svg:y="7.912cm" chart:style-name="ch9">
              <text:p><text:span text:style-name="T3">Throughput, Requests Completed per Second</text:span></text:p>
            </chart:title>
            <chart:grid chart:style-name="ch7" chart:class="major"/>
          </chart:axis>
          <chart:series chart:style-name="ch10" chart:values-cell-range-address="'2-4, 5  textbook graphs'.B29:'2-4, 5  textbook graphs'.B48" chart:label-cell-address="'2-4, 5  textbook graphs'.B28:'2-4, 5  textbook graphs'.B28" chart:class="chart:scatter">
            <chart:domain table:cell-range-address="'2-4, 5  textbook graphs'.A29:'2-4, 5  textbook graphs'.A48"/>
            <chart:data-point chart:repeated="20"/>
          </chart:series>
          <chart:series chart:style-name="ch11" chart:values-cell-range-address="'2-4, 5  textbook graphs'.C29:'2-4, 5  textbook graphs'.C48" chart:label-cell-address="'2-4, 5  textbook graphs'.C28:'2-4, 5  textbook graphs'.C28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2-4, 5  textbook graphs'.B28:'2-4, 5  textbook graphs'.B28</svg:desc>
                </draw:g>
              </table:table-cell>
              <table:table-cell office:value-type="string">
                <text:p>Bounds</text:p>
                <draw:g>
                  <svg:desc>'2-4, 5  textbook graphs'.C28:'2-4, 5  textbook graphs'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-4, 5  textbook graphs'.A29:'2-4, 5  textbook graphs'.A48</svg:desc>
                </draw:g>
              </table:table-cell>
              <table:table-cell office:value-type="float" office:value="1">
                <text:p>1</text:p>
                <draw:g>
                  <svg:desc>'2-4, 5  textbook graphs'.B29:'2-4, 5  textbook graphs'.B48</svg:desc>
                </draw:g>
              </table:table-cell>
              <table:table-cell office:value-type="float" office:value="1">
                <text:p>1</text:p>
                <draw:g>
                  <svg:desc>'2-4, 5  textbook graphs'.C29:'2-4, 5  textbook graphs'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0198">
                <text:p>1.980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36047">
                <text:p>2.9360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61914">
                <text:p>3.861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75092">
                <text:p>4.750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94838">
                <text:p>5.5948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384155">
                <text:p>6.3841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108419">
                <text:p>7.1084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757">
                <text:p>7.7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320368">
                <text:p>8.3203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791793">
                <text:p>8.791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169134">
                <text:p>9.169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456073">
                <text:p>9.456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662146">
                <text:p>9.6621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801315">
                <text:p>9.8013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889475">
                <text:p>9.8894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941827">
                <text:p>9.941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970998">
                <text:p>9.9709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986281">
                <text:p>9.9862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99383">
                <text:p>9.9938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